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2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9434970" table:style-name="ce7">
            <text:p>9.434.970</text:p>
          </table:table-cell>
          <table:table-cell office:value-type="float" office:value="2019500" table:style-name="ce7">
            <text:p>2.019.500</text:p>
          </table:table-cell>
          <table:table-cell office:value-type="float" office:value="1528900" table:style-name="ce7">
            <text:p>1.528.900</text:p>
          </table:table-cell>
          <table:table-cell office:value-type="float" office:value="333500" table:style-name="ce8">
            <text:p>333.500</text:p>
          </table:table-cell>
          <table:table-cell office:value-type="float" office:value="13316870" table:style-name="ce9">
            <text:p>13.316.870</text:p>
          </table:table-cell>
          <table:table-cell office:value-type="float" office:value="12809353" table:style-name="ce9">
            <text:p>12.809.353</text:p>
          </table:table-cell>
          <table:table-cell office:value-type="percentage" office:value="0.96188916764975552" table:style-name="ce10">
            <text:p>96,2%</text:p>
          </table:table-cell>
          <table:table-cell office:value-type="float" office:value="6816142" table:style-name="ce8">
            <text:p>6.816.142</text:p>
          </table:table-cell>
          <table:table-cell office:value-type="float" office:value="6666861" table:style-name="ce8">
            <text:p>6.666.861</text:p>
          </table:table-cell>
          <table:table-cell office:value-type="float" office:value="48182" table:style-name="ce8">
            <text:p>48.182</text:p>
          </table:table-cell>
          <table:table-cell office:value-type="date" office:date-value="2021-10-17T00:00:00" table:style-name="ce11">
            <text:p>17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531845" table:style-name="ce7">
            <text:p>1.531.845</text:p>
          </table:table-cell>
          <table:table-cell office:value-type="float" office:value="275200" table:style-name="ce7">
            <text:p>275.200</text:p>
          </table:table-cell>
          <table:table-cell office:value-type="float" office:value="265100" table:style-name="ce7">
            <text:p>265.100</text:p>
          </table:table-cell>
          <table:table-cell office:value-type="float" office:value="64700" table:style-name="ce13">
            <text:p>64.700</text:p>
          </table:table-cell>
          <table:table-cell office:value-type="float" office:value="2136845" table:style-name="ce14">
            <text:p>2.136.845</text:p>
          </table:table-cell>
          <table:table-cell office:value-type="float" office:value="1998233" table:style-name="ce14">
            <text:p>1.998.233</text:p>
          </table:table-cell>
          <table:table-cell office:value-type="percentage" office:value="0.93513240314575929" table:style-name="ce15">
            <text:p>93,5%</text:p>
          </table:table-cell>
          <table:table-cell office:value-type="float" office:value="1064235" table:style-name="ce13">
            <text:p>1.064.235</text:p>
          </table:table-cell>
          <table:table-cell office:value-type="float" office:value="1044155" table:style-name="ce13">
            <text:p>1.044.155</text:p>
          </table:table-cell>
          <table:table-cell office:value-type="float" office:value="16648" table:style-name="ce13">
            <text:p>16.648</text:p>
          </table:table-cell>
          <table:table-cell office:value-type="date" office:date-value="2021-10-19T00:00:00" table:style-name="ce16">
            <text:p>19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224725" table:style-name="ce7">
            <text:p>1.224.725</text:p>
          </table:table-cell>
          <table:table-cell office:value-type="float" office:value="162000" table:style-name="ce7">
            <text:p>162.00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1650625" table:style-name="ce14">
            <text:p>1.650.625</text:p>
          </table:table-cell>
          <table:table-cell office:value-type="float" office:value="1674335" table:style-name="ce14">
            <text:p>1.674.335</text:p>
          </table:table-cell>
          <table:table-cell office:value-type="percentage" office:value="1.0143642559636501" table:style-name="ce15">
            <text:p>101,4%</text:p>
          </table:table-cell>
          <table:table-cell office:value-type="float" office:value="873002" table:style-name="ce13">
            <text:p>873.002</text:p>
          </table:table-cell>
          <table:table-cell office:value-type="float" office:value="863579" table:style-name="ce13">
            <text:p>863.579</text:p>
          </table:table-cell>
          <table:table-cell office:value-type="float" office:value="11836" table:style-name="ce13">
            <text:p>11.836</text:p>
          </table:table-cell>
          <table:table-cell office:value-type="date" office:date-value="2021-10-19T00:00:00" table:style-name="ce16">
            <text:p>19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272150" table:style-name="ce7">
            <text:p>1.272.150</text:p>
          </table:table-cell>
          <table:table-cell office:value-type="float" office:value="305100" table:style-name="ce7">
            <text:p>305.100</text:p>
          </table:table-cell>
          <table:table-cell office:value-type="float" office:value="256400" table:style-name="ce7">
            <text:p>256.400</text:p>
          </table:table-cell>
          <table:table-cell office:value-type="float" office:value="57600" table:style-name="ce13">
            <text:p>57.600</text:p>
          </table:table-cell>
          <table:table-cell office:value-type="float" office:value="1891250" table:style-name="ce14">
            <text:p>1.891.250</text:p>
          </table:table-cell>
          <table:table-cell office:value-type="float" office:value="1600506" table:style-name="ce14">
            <text:p>1.600.506</text:p>
          </table:table-cell>
          <table:table-cell office:value-type="percentage" office:value="0.84626886979510907" table:style-name="ce15">
            <text:p>84,6%</text:p>
          </table:table-cell>
          <table:table-cell office:value-type="float" office:value="853651" table:style-name="ce13">
            <text:p>853.651</text:p>
          </table:table-cell>
          <table:table-cell office:value-type="float" office:value="836118" table:style-name="ce13">
            <text:p>836.118</text:p>
          </table:table-cell>
          <table:table-cell office:value-type="float" office:value="5088" table:style-name="ce13">
            <text:p>5.088</text:p>
          </table:table-cell>
          <table:table-cell office:value-type="date" office:date-value="2021-10-19T00:00:00" table:style-name="ce16">
            <text:p>19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358690" table:style-name="ce7">
            <text:p>2.358.690</text:p>
          </table:table-cell>
          <table:table-cell office:value-type="float" office:value="574700" table:style-name="ce7">
            <text:p>57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522840" table:style-name="ce14">
            <text:p>3.522.840</text:p>
          </table:table-cell>
          <table:table-cell office:value-type="float" office:value="3140255" table:style-name="ce14">
            <text:p>3.140.255</text:p>
          </table:table-cell>
          <table:table-cell office:value-type="percentage" office:value="0.89139870104801811" table:style-name="ce15">
            <text:p>89,1%</text:p>
          </table:table-cell>
          <table:table-cell office:value-type="float" office:value="1670515" table:style-name="ce13">
            <text:p>1.670.515</text:p>
          </table:table-cell>
          <table:table-cell office:value-type="float" office:value="1628689" table:style-name="ce13">
            <text:p>1.628.689</text:p>
          </table:table-cell>
          <table:table-cell office:value-type="float" office:value="12210" table:style-name="ce13">
            <text:p>12.210</text:p>
          </table:table-cell>
          <table:table-cell office:value-type="date" office:date-value="2021-10-19T00:00:00" table:style-name="ce16">
            <text:p>19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727305" table:style-name="ce7">
            <text:p>727.305</text:p>
          </table:table-cell>
          <table:table-cell office:value-type="float" office:value="114900" table:style-name="ce7">
            <text:p>114.9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989605" table:style-name="ce14">
            <text:p>989.605</text:p>
          </table:table-cell>
          <table:table-cell office:value-type="float" office:value="919213" table:style-name="ce14">
            <text:p>919.213</text:p>
          </table:table-cell>
          <table:table-cell office:value-type="percentage" office:value="0.92886858898247282" table:style-name="ce15">
            <text:p>92,9%</text:p>
          </table:table-cell>
          <table:table-cell office:value-type="float" office:value="481486" table:style-name="ce13">
            <text:p>481.486</text:p>
          </table:table-cell>
          <table:table-cell office:value-type="float" office:value="474939" table:style-name="ce13">
            <text:p>474.939</text:p>
          </table:table-cell>
          <table:table-cell office:value-type="float" office:value="7139" table:style-name="ce13">
            <text:p>7.139</text:p>
          </table:table-cell>
          <table:table-cell office:value-type="date" office:date-value="2021-10-17T00:00:00" table:style-name="ce16">
            <text:p>17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916525" table:style-name="ce7">
            <text:p>2.916.525</text:p>
          </table:table-cell>
          <table:table-cell office:value-type="float" office:value="412400" table:style-name="ce7">
            <text:p>412.400</text:p>
          </table:table-cell>
          <table:table-cell office:value-type="float" office:value="481200" table:style-name="ce7">
            <text:p>481.200</text:p>
          </table:table-cell>
          <table:table-cell office:value-type="float" office:value="102200" table:style-name="ce13">
            <text:p>102.200</text:p>
          </table:table-cell>
          <table:table-cell office:value-type="float" office:value="3912325" table:style-name="ce14">
            <text:p>3.912.325</text:p>
          </table:table-cell>
          <table:table-cell office:value-type="float" office:value="3790181" table:style-name="ce14">
            <text:p>3.790.181</text:p>
          </table:table-cell>
          <table:table-cell office:value-type="percentage" office:value="0.96877968982638196" table:style-name="ce15">
            <text:p>96,9%</text:p>
          </table:table-cell>
          <table:table-cell office:value-type="float" office:value="1997738" table:style-name="ce13">
            <text:p>1.997.738</text:p>
          </table:table-cell>
          <table:table-cell office:value-type="float" office:value="1958015" table:style-name="ce13">
            <text:p>1.958.015</text:p>
          </table:table-cell>
          <table:table-cell office:value-type="float" office:value="62850" table:style-name="ce13">
            <text:p>62.850</text:p>
          </table:table-cell>
          <table:table-cell office:value-type="date" office:date-value="2021-10-18T00:00:00" table:style-name="ce16">
            <text:p>18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330505" table:style-name="ce7">
            <text:p>2.330.505</text:p>
          </table:table-cell>
          <table:table-cell office:value-type="float" office:value="446800" table:style-name="ce7">
            <text:p>446.800</text:p>
          </table:table-cell>
          <table:table-cell office:value-type="float" office:value="394900" table:style-name="ce7">
            <text:p>394.900</text:p>
          </table:table-cell>
          <table:table-cell office:value-type="float" office:value="95075" table:style-name="ce13">
            <text:p>95.075</text:p>
          </table:table-cell>
          <table:table-cell office:value-type="float" office:value="3267280" table:style-name="ce14">
            <text:p>3.267.280</text:p>
          </table:table-cell>
          <table:table-cell office:value-type="float" office:value="3020014" table:style-name="ce14">
            <text:p>3.020.014</text:p>
          </table:table-cell>
          <table:table-cell office:value-type="percentage" office:value="0.92432053573614747" table:style-name="ce15">
            <text:p>92,4%</text:p>
          </table:table-cell>
          <table:table-cell office:value-type="float" office:value="1615399" table:style-name="ce13">
            <text:p>1.615.399</text:p>
          </table:table-cell>
          <table:table-cell office:value-type="float" office:value="1552693" table:style-name="ce13">
            <text:p>1.552.693</text:p>
          </table:table-cell>
          <table:table-cell office:value-type="float" office:value="20331" table:style-name="ce13">
            <text:p>20.331</text:p>
          </table:table-cell>
          <table:table-cell office:value-type="date" office:date-value="2021-10-19T00:00:00" table:style-name="ce16">
            <text:p>19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368460" table:style-name="ce7">
            <text:p>8.368.460</text:p>
          </table:table-cell>
          <table:table-cell office:value-type="float" office:value="1604900" table:style-name="ce7">
            <text:p>1.60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1863410" table:style-name="ce14">
            <text:p>11.863.410</text:p>
          </table:table-cell>
          <table:table-cell office:value-type="float" office:value="11115599" table:style-name="ce14">
            <text:p>11.115.599</text:p>
          </table:table-cell>
          <table:table-cell office:value-type="percentage" office:value="0.93696491986705344" table:style-name="ce15">
            <text:p>93,7%</text:p>
          </table:table-cell>
          <table:table-cell office:value-type="float" office:value="5948832" table:style-name="ce13">
            <text:p>5.948.832</text:p>
          </table:table-cell>
          <table:table-cell office:value-type="float" office:value="5811473" table:style-name="ce13">
            <text:p>5.811.473</text:p>
          </table:table-cell>
          <table:table-cell office:value-type="float" office:value="64881" table:style-name="ce13">
            <text:p>64.881</text:p>
          </table:table-cell>
          <table:table-cell office:value-type="date" office:date-value="2021-10-19T00:00:00" table:style-name="ce16">
            <text:p>19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5797540" table:style-name="ce7">
            <text:p>5.797.540</text:p>
          </table:table-cell>
          <table:table-cell office:value-type="float" office:value="1213650" table:style-name="ce7">
            <text:p>1.21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450" table:style-name="ce13">
            <text:p>213.450</text:p>
          </table:table-cell>
          <table:table-cell office:value-type="float" office:value="8088540" table:style-name="ce14">
            <text:p>8.088.540</text:p>
          </table:table-cell>
          <table:table-cell office:value-type="float" office:value="7644082" table:style-name="ce14">
            <text:p>7.644.082</text:p>
          </table:table-cell>
          <table:table-cell office:value-type="percentage" office:value="0.94505089917339846" table:style-name="ce15">
            <text:p>94,5%</text:p>
          </table:table-cell>
          <table:table-cell office:value-type="float" office:value="4066681" table:style-name="ce13">
            <text:p>4.066.681</text:p>
          </table:table-cell>
          <table:table-cell office:value-type="float" office:value="3997303" table:style-name="ce13">
            <text:p>3.997.303</text:p>
          </table:table-cell>
          <table:table-cell office:value-type="float" office:value="36816" table:style-name="ce13">
            <text:p>36.816</text:p>
          </table:table-cell>
          <table:table-cell office:value-type="date" office:date-value="2021-10-19T00:00:00" table:style-name="ce16">
            <text:p>19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226825" table:style-name="ce7">
            <text:p>1.226.825</text:p>
          </table:table-cell>
          <table:table-cell office:value-type="float" office:value="218200" table:style-name="ce7">
            <text:p>218.200</text:p>
          </table:table-cell>
          <table:table-cell office:value-type="float" office:value="186000" table:style-name="ce7">
            <text:p>186.000</text:p>
          </table:table-cell>
          <table:table-cell office:value-type="float" office:value="51750" table:style-name="ce13">
            <text:p>51.750</text:p>
          </table:table-cell>
          <table:table-cell office:value-type="float" office:value="1682775" table:style-name="ce14">
            <text:p>1.682.775</text:p>
          </table:table-cell>
          <table:table-cell office:value-type="float" office:value="1704673" table:style-name="ce14">
            <text:p>1.704.673</text:p>
          </table:table-cell>
          <table:table-cell office:value-type="percentage" office:value="1.0130130290739998" table:style-name="ce15">
            <text:p>101,3%</text:p>
          </table:table-cell>
          <table:table-cell office:value-type="float" office:value="896190" table:style-name="ce13">
            <text:p>896.190</text:p>
          </table:table-cell>
          <table:table-cell office:value-type="float" office:value="881432" table:style-name="ce13">
            <text:p>881.432</text:p>
          </table:table-cell>
          <table:table-cell office:value-type="float" office:value="16968" table:style-name="ce13">
            <text:p>16.968</text:p>
          </table:table-cell>
          <table:table-cell office:value-type="date" office:date-value="2021-10-19T00:00:00" table:style-name="ce16">
            <text:p>19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155029" table:style-name="ce7">
            <text:p>3.155.029</text:p>
          </table:table-cell>
          <table:table-cell office:value-type="float" office:value="507400" table:style-name="ce7">
            <text:p>507.4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4358529" table:style-name="ce14">
            <text:p>4.358.529</text:p>
          </table:table-cell>
          <table:table-cell office:value-type="float" office:value="4404130" table:style-name="ce14">
            <text:p>4.404.130</text:p>
          </table:table-cell>
          <table:table-cell office:value-type="percentage" office:value="1.0104624748395616" table:style-name="ce15">
            <text:p>101,0%</text:p>
          </table:table-cell>
          <table:table-cell office:value-type="float" office:value="2306520" table:style-name="ce13">
            <text:p>2.306.520</text:p>
          </table:table-cell>
          <table:table-cell office:value-type="float" office:value="2282915" table:style-name="ce13">
            <text:p>2.282.915</text:p>
          </table:table-cell>
          <table:table-cell office:value-type="float" office:value="24935" table:style-name="ce13">
            <text:p>24.935</text:p>
          </table:table-cell>
          <table:table-cell office:value-type="date" office:date-value="2021-10-19T00:00:00" table:style-name="ce16">
            <text:p>19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374465" table:style-name="ce7">
            <text:p>374.465</text:p>
          </table:table-cell>
          <table:table-cell office:value-type="float" office:value="67600" table:style-name="ce7">
            <text:p>67.600</text:p>
          </table:table-cell>
          <table:table-cell office:value-type="float" office:value="53300" table:style-name="ce7">
            <text:p>53.300</text:p>
          </table:table-cell>
          <table:table-cell office:value-type="float" office:value="15200" table:style-name="ce13">
            <text:p>15.200</text:p>
          </table:table-cell>
          <table:table-cell office:value-type="float" office:value="510565" table:style-name="ce14">
            <text:p>510.565</text:p>
          </table:table-cell>
          <table:table-cell office:value-type="float" office:value="480602" table:style-name="ce14">
            <text:p>480.602</text:p>
          </table:table-cell>
          <table:table-cell office:value-type="percentage" office:value="0.94131403445202866" table:style-name="ce15">
            <text:p>94,1%</text:p>
          </table:table-cell>
          <table:table-cell office:value-type="float" office:value="259295" table:style-name="ce13">
            <text:p>259.295</text:p>
          </table:table-cell>
          <table:table-cell office:value-type="float" office:value="253799" table:style-name="ce13">
            <text:p>253.799</text:p>
          </table:table-cell>
          <table:table-cell office:value-type="float" office:value="3025" table:style-name="ce13">
            <text:p>3.025</text:p>
          </table:table-cell>
          <table:table-cell office:value-type="date" office:date-value="2021-10-19T00:00:00" table:style-name="ce16">
            <text:p>19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7637679" table:style-name="ce7">
            <text:p>7.637.679</text:p>
          </table:table-cell>
          <table:table-cell office:value-type="float" office:value="1645800" table:style-name="ce7">
            <text:p>1.645.800</text:p>
          </table:table-cell>
          <table:table-cell office:value-type="float" office:value="1220900" table:style-name="ce7">
            <text:p>1.220.900</text:p>
          </table:table-cell>
          <table:table-cell office:value-type="float" office:value="321450" table:style-name="ce13">
            <text:p>321.450</text:p>
          </table:table-cell>
          <table:table-cell office:value-type="float" office:value="10825829" table:style-name="ce14">
            <text:p>10.825.829</text:p>
          </table:table-cell>
          <table:table-cell office:value-type="float" office:value="9843115" table:style-name="ce14">
            <text:p>9.843.115</text:p>
          </table:table-cell>
          <table:table-cell office:value-type="percentage" office:value="0.90922505796091924" table:style-name="ce15">
            <text:p>90,9%</text:p>
          </table:table-cell>
          <table:table-cell office:value-type="float" office:value="5319870" table:style-name="ce13">
            <text:p>5.319.870</text:p>
          </table:table-cell>
          <table:table-cell office:value-type="float" office:value="5197098" table:style-name="ce13">
            <text:p>5.197.098</text:p>
          </table:table-cell>
          <table:table-cell office:value-type="float" office:value="47303" table:style-name="ce13">
            <text:p>47.303</text:p>
          </table:table-cell>
          <table:table-cell office:value-type="date" office:date-value="2021-10-19T00:00:00" table:style-name="ce16">
            <text:p>19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398000" table:style-name="ce7">
            <text:p>39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407175" table:style-name="ce14">
            <text:p>2.407.175</text:p>
          </table:table-cell>
          <table:table-cell office:value-type="float" office:value="2219542" table:style-name="ce14">
            <text:p>2.219.542</text:p>
          </table:table-cell>
          <table:table-cell office:value-type="percentage" office:value="0.92205261354076873" table:style-name="ce15">
            <text:p>92,2%</text:p>
          </table:table-cell>
          <table:table-cell office:value-type="float" office:value="1186918" table:style-name="ce13">
            <text:p>1.186.918</text:p>
          </table:table-cell>
          <table:table-cell office:value-type="float" office:value="1152698" table:style-name="ce13">
            <text:p>1.152.698</text:p>
          </table:table-cell>
          <table:table-cell office:value-type="float" office:value="5422" table:style-name="ce13">
            <text:p>5.422</text:p>
          </table:table-cell>
          <table:table-cell office:value-type="date" office:date-value="2021-10-19T00:00:00" table:style-name="ce16">
            <text:p>19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734325" table:style-name="ce7">
            <text:p>734.325</text:p>
          </table:table-cell>
          <table:table-cell office:value-type="float" office:value="151500" table:style-name="ce7">
            <text:p>151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046175" table:style-name="ce14">
            <text:p>1.046.175</text:p>
          </table:table-cell>
          <table:table-cell office:value-type="float" office:value="980724" table:style-name="ce14">
            <text:p>980.724</text:p>
          </table:table-cell>
          <table:table-cell office:value-type="percentage" office:value="0.93743780916194708" table:style-name="ce15">
            <text:p>93,7%</text:p>
          </table:table-cell>
          <table:table-cell office:value-type="float" office:value="526770" table:style-name="ce13">
            <text:p>526.770</text:p>
          </table:table-cell>
          <table:table-cell office:value-type="float" office:value="519722" table:style-name="ce13">
            <text:p>519.722</text:p>
          </table:table-cell>
          <table:table-cell office:value-type="float" office:value="3166" table:style-name="ce13">
            <text:p>3.166</text:p>
          </table:table-cell>
          <table:table-cell office:value-type="date" office:date-value="2021-10-19T00:00:00" table:style-name="ce16">
            <text:p>19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597220" table:style-name="ce7">
            <text:p>2.597.220</text:p>
          </table:table-cell>
          <table:table-cell office:value-type="float" office:value="526100" table:style-name="ce7">
            <text:p>526.1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3668820" table:style-name="ce14">
            <text:p>3.668.820</text:p>
          </table:table-cell>
          <table:table-cell office:value-type="float" office:value="3362193" table:style-name="ce14">
            <text:p>3.362.193</text:p>
          </table:table-cell>
          <table:table-cell office:value-type="percentage" office:value="0.91642353672297905" table:style-name="ce15">
            <text:p>91,6%</text:p>
          </table:table-cell>
          <table:table-cell office:value-type="float" office:value="1808031" table:style-name="ce13">
            <text:p>1.808.031</text:p>
          </table:table-cell>
          <table:table-cell office:value-type="float" office:value="1775617" table:style-name="ce13">
            <text:p>1.775.617</text:p>
          </table:table-cell>
          <table:table-cell office:value-type="float" office:value="13441" table:style-name="ce13">
            <text:p>13.441</text:p>
          </table:table-cell>
          <table:table-cell office:value-type="date" office:date-value="2021-10-19T00:00:00" table:style-name="ce16">
            <text:p>19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5580" table:style-name="ce7">
            <text:p>95.580</text:p>
          </table:table-cell>
          <table:table-cell office:value-type="float" office:value="22400" table:style-name="ce7">
            <text:p>22.400</text:p>
          </table:table-cell>
          <table:table-cell office:value-type="float" office:value="18100" table:style-name="ce7">
            <text:p>18.100</text:p>
          </table:table-cell>
          <table:table-cell office:value-type="float" office:value="4150" table:style-name="ce13">
            <text:p>4.150</text:p>
          </table:table-cell>
          <table:table-cell office:value-type="float" office:value="140230" table:style-name="ce14">
            <text:p>140.230</text:p>
          </table:table-cell>
          <table:table-cell office:value-type="float" office:value="113883" table:style-name="ce14">
            <text:p>113.883</text:p>
          </table:table-cell>
          <table:table-cell office:value-type="percentage" office:value="0.8121158097411395" table:style-name="ce15">
            <text:p>81,2%</text:p>
          </table:table-cell>
          <table:table-cell office:value-type="float" office:value="62314" table:style-name="ce13">
            <text:p>62.314</text:p>
          </table:table-cell>
          <table:table-cell office:value-type="float" office:value="59236" table:style-name="ce13">
            <text:p>59.236</text:p>
          </table:table-cell>
          <table:table-cell office:value-type="float" office:value="420" table:style-name="ce13">
            <text:p>420</text:p>
          </table:table-cell>
          <table:table-cell office:value-type="date" office:date-value="2021-10-19T00:00:00" table:style-name="ce16">
            <text:p>19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1100" table:style-name="ce14">
            <text:p>141.100</text:p>
          </table:table-cell>
          <table:table-cell office:value-type="float" office:value="101779" table:style-name="ce14">
            <text:p>101.779</text:p>
          </table:table-cell>
          <table:table-cell office:value-type="percentage" office:value="0.7213253012048193" table:style-name="ce15">
            <text:p>72,1%</text:p>
          </table:table-cell>
          <table:table-cell office:value-type="float" office:value="57055" table:style-name="ce13">
            <text:p>57.055</text:p>
          </table:table-cell>
          <table:table-cell office:value-type="float" office:value="54531" table:style-name="ce13">
            <text:p>54.531</text:p>
          </table:table-cell>
          <table:table-cell office:value-type="float" office:value="202" table:style-name="ce13">
            <text:p>202</text:p>
          </table:table-cell>
          <table:table-cell office:value-type="date" office:date-value="2021-10-18T00:00:00" table:style-name="ce17">
            <text:p>18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172990" table:style-name="ce14">
            <text:p>172.990</text:p>
          </table:table-cell>
          <table:table-cell office:value-type="percentage" office:value="0.815075528416212" table:style-name="ce15">
            <text:p>81,5%</text:p>
          </table:table-cell>
          <table:table-cell office:value-type="float" office:value="92819" table:style-name="ce13">
            <text:p>92.819</text:p>
          </table:table-cell>
          <table:table-cell office:value-type="float" office:value="86735" table:style-name="ce13">
            <text:p>86.735</text:p>
          </table:table-cell>
          <table:table-cell office:value-type="float" office:value="0" table:style-name="ce13">
            <text:p>0</text:p>
          </table:table-cell>
          <table:table-cell office:value-type="date" office:date-value="2021-10-14T00:00:00" table:style-name="ce17">
            <text:p>14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4910" table:style-name="ce7">
            <text:p>4.910</text:p>
          </table:table-cell>
          <table:table-cell office:value-type="float" office:value="0" table:style-name="ce7">
            <text:p>0</text:p>
          </table:table-cell>
          <table:table-cell office:value-type="float" office:value="4085" table:style-name="ce13">
            <text:p>4.085</text:p>
          </table:table-cell>
          <table:table-cell office:value-type="float" office:value="8995" table:style-name="ce14">
            <text:p>8.995</text:p>
          </table:table-cell>
          <table:table-cell office:value-type="float" office:value="6856" table:style-name="ce14">
            <text:p>6.856</text:p>
          </table:table-cell>
          <table:table-cell office:value-type="percentage" office:value="0.76220122290161196" table:style-name="ce15">
            <text:p>76,2%</text:p>
          </table:table-cell>
          <table:table-cell office:value-type="float" office:value="5149" table:style-name="ce13">
            <text:p>5.149</text:p>
          </table:table-cell>
          <table:table-cell office:value-type="float" office:value="4899" table:style-name="ce13">
            <text:p>4.899</text:p>
          </table:table-cell>
          <table:table-cell office:value-type="float" office:value="0" table:style-name="ce13">
            <text:p>0</text:p>
          </table:table-cell>
          <table:table-cell office:value-type="date" office:date-value="2021-10-19T00:00:00" table:style-name="ce17">
            <text:p>19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3616591" table:style-name="ce19">
            <text:p>53.616.591</text:p>
          </table:table-cell>
          <table:table-cell office:value-type="float" office:value="10752860" table:style-name="ce20">
            <text:p>10.752.860</text:p>
          </table:table-cell>
          <table:table-cell office:value-type="float" office:value="9111010" table:style-name="ce21">
            <text:p>9.111.010</text:p>
          </table:table-cell>
          <table:table-cell office:value-type="float" office:value="2161560" table:style-name="ce22">
            <text:p>2.161.560</text:p>
          </table:table-cell>
          <table:table-cell office:value-type="float" office:value="75642021" table:style-name="ce23">
            <text:p>75.642.021</text:p>
          </table:table-cell>
          <table:table-cell office:value-type="float" office:value="71102258" table:style-name="ce23">
            <text:p>71.102.258</text:p>
          </table:table-cell>
          <table:table-cell office:value-type="percentage" office:value="0.93998358399228921" table:style-name="ce24">
            <text:p>94,0%</text:p>
          </table:table-cell>
          <table:table-cell office:value-type="float" office:value="37908612" table:style-name="ce23">
            <text:p>37.908.612</text:p>
          </table:table-cell>
          <table:table-cell office:value-type="float" office:value="37102507" table:style-name="ce23">
            <text:p>37.102.507</text:p>
          </table:table-cell>
          <table:table-cell office:value-type="float" office:value="400863" table:style-name="ce23">
            <text:p>400.863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816142" table:style-name="ce31">
            <text:p>6.816.142</text:p>
          </table:table-cell>
          <table:table-cell office:value-type="percentage" office:value="0.91467590806464061" table:style-name="ce32">
            <text:p>91,5%</text:p>
          </table:table-cell>
          <table:table-cell office:value-type="float" office:value="6666861" table:style-name="ce31">
            <text:p>6.666.861</text:p>
          </table:table-cell>
          <table:table-cell office:value-type="percentage" office:value="0.89464350054851227" table:style-name="ce32">
            <text:p>89,5%</text:p>
          </table:table-cell>
          <table:table-cell office:value-type="date" office:date-value="2021-10-17T00:00:00" table:style-name="ce33">
            <text:p>17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64235" table:style-name="ce31">
            <text:p>1.064.235</text:p>
          </table:table-cell>
          <table:table-cell office:value-type="percentage" office:value="0.89798706306628617" table:style-name="ce32">
            <text:p>89,8%</text:p>
          </table:table-cell>
          <table:table-cell office:value-type="float" office:value="1044155" table:style-name="ce31">
            <text:p>1.044.155</text:p>
          </table:table-cell>
          <table:table-cell office:value-type="percentage" office:value="0.8810438313304656" table:style-name="ce32">
            <text:p>88,1%</text:p>
          </table:table-cell>
          <table:table-cell office:value-type="date" office:date-value="2021-10-19T00:00:00" table:style-name="ce33">
            <text:p>19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3002" table:style-name="ce31">
            <text:p>873.002</text:p>
          </table:table-cell>
          <table:table-cell office:value-type="percentage" office:value="0.93476470859071426" table:style-name="ce32">
            <text:p>93,5%</text:p>
          </table:table-cell>
          <table:table-cell office:value-type="float" office:value="863579" table:style-name="ce31">
            <text:p>863.579</text:p>
          </table:table-cell>
          <table:table-cell office:value-type="percentage" office:value="0.92467505490257806" table:style-name="ce32">
            <text:p>92,5%</text:p>
          </table:table-cell>
          <table:table-cell office:value-type="date" office:date-value="2021-10-19T00:00:00" table:style-name="ce33">
            <text:p>19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53651" table:style-name="ce31">
            <text:p>853.651</text:p>
          </table:table-cell>
          <table:table-cell office:value-type="percentage" office:value="0.8248895751821248" table:style-name="ce32">
            <text:p>82,5%</text:p>
          </table:table-cell>
          <table:table-cell office:value-type="float" office:value="836118" table:style-name="ce31">
            <text:p>836.118</text:p>
          </table:table-cell>
          <table:table-cell office:value-type="percentage" office:value="0.80794730144066818" table:style-name="ce32">
            <text:p>80,8%</text:p>
          </table:table-cell>
          <table:table-cell office:value-type="date" office:date-value="2021-10-19T00:00:00" table:style-name="ce33">
            <text:p>19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670515" table:style-name="ce31">
            <text:p>1.670.515</text:p>
          </table:table-cell>
          <table:table-cell office:value-type="percentage" office:value="0.85196713134711088" table:style-name="ce32">
            <text:p>85,2%</text:p>
          </table:table-cell>
          <table:table-cell office:value-type="float" office:value="1628689" table:style-name="ce31">
            <text:p>1.628.689</text:p>
          </table:table-cell>
          <table:table-cell office:value-type="percentage" office:value="0.83063575914409304" table:style-name="ce32">
            <text:p>83,1%</text:p>
          </table:table-cell>
          <table:table-cell office:value-type="date" office:date-value="2021-10-19T00:00:00" table:style-name="ce33">
            <text:p>19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81486" table:style-name="ce31">
            <text:p>481.486</text:p>
          </table:table-cell>
          <table:table-cell office:value-type="percentage" office:value="0.91864376382060076" table:style-name="ce32">
            <text:p>91,9%</text:p>
          </table:table-cell>
          <table:table-cell office:value-type="float" office:value="474939" table:style-name="ce31">
            <text:p>474.939</text:p>
          </table:table-cell>
          <table:table-cell office:value-type="percentage" office:value="0.90615251647024486" table:style-name="ce32">
            <text:p>90,6%</text:p>
          </table:table-cell>
          <table:table-cell office:value-type="date" office:date-value="2021-10-17T00:00:00" table:style-name="ce33">
            <text:p>17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1997738" table:style-name="ce31">
            <text:p>1.997.738</text:p>
          </table:table-cell>
          <table:table-cell office:value-type="percentage" office:value="0.91797139395097904" table:style-name="ce32">
            <text:p>91,8%</text:p>
          </table:table-cell>
          <table:table-cell office:value-type="float" office:value="1958015" table:style-name="ce31">
            <text:p>1.958.015</text:p>
          </table:table-cell>
          <table:table-cell office:value-type="percentage" office:value="0.89971846104290265" table:style-name="ce32">
            <text:p>90,0%</text:p>
          </table:table-cell>
          <table:table-cell office:value-type="date" office:date-value="2021-10-18T00:00:00" table:style-name="ce33">
            <text:p>18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15399" table:style-name="ce31">
            <text:p>1.615.399</text:p>
          </table:table-cell>
          <table:table-cell office:value-type="percentage" office:value="0.89308563100956218" table:style-name="ce32">
            <text:p>89,3%</text:p>
          </table:table-cell>
          <table:table-cell office:value-type="float" office:value="1552693" table:style-name="ce31">
            <text:p>1.552.693</text:p>
          </table:table-cell>
          <table:table-cell office:value-type="percentage" office:value="0.85841814169077124" table:style-name="ce32">
            <text:p>85,8%</text:p>
          </table:table-cell>
          <table:table-cell office:value-type="date" office:date-value="2021-10-19T00:00:00" table:style-name="ce33">
            <text:p>19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5948832" table:style-name="ce31">
            <text:p>5.948.832</text:p>
          </table:table-cell>
          <table:table-cell office:value-type="percentage" office:value="0.8661211701192133" table:style-name="ce32">
            <text:p>86,6%</text:p>
          </table:table-cell>
          <table:table-cell office:value-type="float" office:value="5811473" table:style-name="ce31">
            <text:p>5.811.473</text:p>
          </table:table-cell>
          <table:table-cell office:value-type="percentage" office:value="0.84612236399955743" table:style-name="ce32">
            <text:p>84,6%</text:p>
          </table:table-cell>
          <table:table-cell office:value-type="date" office:date-value="2021-10-19T00:00:00" table:style-name="ce33">
            <text:p>19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066681" table:style-name="ce31">
            <text:p>4.066.681</text:p>
          </table:table-cell>
          <table:table-cell office:value-type="percentage" office:value="0.90603055525292753" table:style-name="ce32">
            <text:p>90,6%</text:p>
          </table:table-cell>
          <table:table-cell office:value-type="float" office:value="3997303" table:style-name="ce31">
            <text:p>3.997.303</text:p>
          </table:table-cell>
          <table:table-cell office:value-type="percentage" office:value="0.89057357993021657" table:style-name="ce32">
            <text:p>89,1%</text:p>
          </table:table-cell>
          <table:table-cell office:value-type="date" office:date-value="2021-10-19T00:00:00" table:style-name="ce33">
            <text:p>19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896190" table:style-name="ce31">
            <text:p>896.190</text:p>
          </table:table-cell>
          <table:table-cell office:value-type="percentage" office:value="0.93995722842725848" table:style-name="ce32">
            <text:p>94,0%</text:p>
          </table:table-cell>
          <table:table-cell office:value-type="float" office:value="881432" table:style-name="ce31">
            <text:p>881.432</text:p>
          </table:table-cell>
          <table:table-cell office:value-type="percentage" office:value="0.92447849202411903" table:style-name="ce32">
            <text:p>92,4%</text:p>
          </table:table-cell>
          <table:table-cell office:value-type="date" office:date-value="2021-10-19T00:00:00" table:style-name="ce33">
            <text:p>19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06520" table:style-name="ce31">
            <text:p>2.306.520</text:p>
          </table:table-cell>
          <table:table-cell office:value-type="percentage" office:value="0.93971188394200522" table:style-name="ce32">
            <text:p>94,0%</text:p>
          </table:table-cell>
          <table:table-cell office:value-type="float" office:value="2282915" table:style-name="ce31">
            <text:p>2.282.915</text:p>
          </table:table-cell>
          <table:table-cell office:value-type="percentage" office:value="0.93009484224262651" table:style-name="ce32">
            <text:p>93,0%</text:p>
          </table:table-cell>
          <table:table-cell office:value-type="date" office:date-value="2021-10-19T00:00:00" table:style-name="ce33">
            <text:p>19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59295" table:style-name="ce31">
            <text:p>259.295</text:p>
          </table:table-cell>
          <table:table-cell office:value-type="percentage" office:value="0.91310701834700847" table:style-name="ce32">
            <text:p>91,3%</text:p>
          </table:table-cell>
          <table:table-cell office:value-type="float" office:value="253799" table:style-name="ce31">
            <text:p>253.799</text:p>
          </table:table-cell>
          <table:table-cell office:value-type="percentage" office:value="0.89375286121773423" table:style-name="ce32">
            <text:p>89,4%</text:p>
          </table:table-cell>
          <table:table-cell office:value-type="date" office:date-value="2021-10-19T00:00:00" table:style-name="ce33">
            <text:p>19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319870" table:style-name="ce31">
            <text:p>5.319.870</text:p>
          </table:table-cell>
          <table:table-cell office:value-type="percentage" office:value="0.88991737450561959" table:style-name="ce32">
            <text:p>89,0%</text:p>
          </table:table-cell>
          <table:table-cell office:value-type="float" office:value="5197098" table:style-name="ce31">
            <text:p>5.197.098</text:p>
          </table:table-cell>
          <table:table-cell office:value-type="percentage" office:value="0.86937985462208789" table:style-name="ce32">
            <text:p>86,9%</text:p>
          </table:table-cell>
          <table:table-cell office:value-type="date" office:date-value="2021-10-19T00:00:00" table:style-name="ce33">
            <text:p>19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186918" table:style-name="ce31">
            <text:p>1.186.918</text:p>
          </table:table-cell>
          <table:table-cell office:value-type="percentage" office:value="0.90594953046895099" table:style-name="ce32">
            <text:p>90,6%</text:p>
          </table:table-cell>
          <table:table-cell office:value-type="float" office:value="1152698" table:style-name="ce31">
            <text:p>1.152.698</text:p>
          </table:table-cell>
          <table:table-cell office:value-type="percentage" office:value="0.87983012463582055" table:style-name="ce32">
            <text:p>88,0%</text:p>
          </table:table-cell>
          <table:table-cell office:value-type="date" office:date-value="2021-10-19T00:00:00" table:style-name="ce33">
            <text:p>19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26770" table:style-name="ce31">
            <text:p>526.770</text:p>
          </table:table-cell>
          <table:table-cell office:value-type="percentage" office:value="0.90610884246087586" table:style-name="ce32">
            <text:p>90,6%</text:p>
          </table:table-cell>
          <table:table-cell office:value-type="float" office:value="519722" table:style-name="ce31">
            <text:p>519.722</text:p>
          </table:table-cell>
          <table:table-cell office:value-type="percentage" office:value="0.89398542024308769" table:style-name="ce32">
            <text:p>89,4%</text:p>
          </table:table-cell>
          <table:table-cell office:value-type="date" office:date-value="2021-10-19T00:00:00" table:style-name="ce33">
            <text:p>19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08031" table:style-name="ce31">
            <text:p>1.808.031</text:p>
          </table:table-cell>
          <table:table-cell office:value-type="percentage" office:value="0.9113321300057512" table:style-name="ce32">
            <text:p>91,1%</text:p>
          </table:table-cell>
          <table:table-cell office:value-type="float" office:value="1775617" table:style-name="ce31">
            <text:p>1.775.617</text:p>
          </table:table-cell>
          <table:table-cell office:value-type="percentage" office:value="0.89499395899983014" table:style-name="ce32">
            <text:p>89,5%</text:p>
          </table:table-cell>
          <table:table-cell office:value-type="date" office:date-value="2021-10-19T00:00:00" table:style-name="ce33">
            <text:p>19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2314" table:style-name="ce31">
            <text:p>62.314</text:p>
          </table:table-cell>
          <table:table-cell office:value-type="percentage" office:value="0.87809483548227996" table:style-name="ce32">
            <text:p>87,8%</text:p>
          </table:table-cell>
          <table:table-cell office:value-type="float" office:value="59236" table:style-name="ce31">
            <text:p>59.236</text:p>
          </table:table-cell>
          <table:table-cell office:value-type="percentage" office:value="0.83472134150637634" table:style-name="ce32">
            <text:p>83,5%</text:p>
          </table:table-cell>
          <table:table-cell office:value-type="date" office:date-value="2021-10-19T00:00:00" table:style-name="ce33">
            <text:p>19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57055" table:style-name="ce31">
            <text:p>57.055</text:p>
          </table:table-cell>
          <table:table-cell office:value-type="percentage" office:value="0.80441862760302851" table:style-name="ce32">
            <text:p>80,4%</text:p>
          </table:table-cell>
          <table:table-cell office:value-type="float" office:value="54531" table:style-name="ce31">
            <text:p>54.531</text:p>
          </table:table-cell>
          <table:table-cell office:value-type="percentage" office:value="0.76883274352503284" table:style-name="ce32">
            <text:p>76,9%</text:p>
          </table:table-cell>
          <table:table-cell office:value-type="date" office:date-value="2021-10-18T00:00:00" table:style-name="ce33">
            <text:p>18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2819" table:style-name="ce31">
            <text:p>92.819</text:p>
          </table:table-cell>
          <table:table-cell office:value-type="string" table:style-name="ce32">
            <text:p>-</text:p>
          </table:table-cell>
          <table:table-cell office:value-type="float" office:value="86735" table:style-name="ce31">
            <text:p>86.735</text:p>
          </table:table-cell>
          <table:table-cell office:value-type="string" table:style-name="ce32">
            <text:p>-</text:p>
          </table:table-cell>
          <table:table-cell office:value-type="date" office:date-value="2021-10-14T00:00:00" table:style-name="ce33">
            <text:p>14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5149" table:style-name="ce31">
            <text:p>5.149</text:p>
          </table:table-cell>
          <table:table-cell office:value-type="string" table:style-name="ce32">
            <text:p>-</text:p>
          </table:table-cell>
          <table:table-cell office:value-type="float" office:value="4899" table:style-name="ce31">
            <text:p>4.899</text:p>
          </table:table-cell>
          <table:table-cell office:value-type="string" table:style-name="ce32">
            <text:p>-</text:p>
          </table:table-cell>
          <table:table-cell office:value-type="date" office:date-value="2021-10-19T00:00:00" table:style-name="ce33">
            <text:p>19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7908612" table:style-name="ce34">
            <text:p>37.908.612</text:p>
          </table:table-cell>
          <table:table-cell office:value-type="percentage" office:value="0.90001822657058872" table:style-name="ce24">
            <text:p>90,0%</text:p>
          </table:table-cell>
          <table:table-cell office:value-type="float" office:value="37102507" table:style-name="ce34">
            <text:p>37.102.507</text:p>
          </table:table-cell>
          <table:table-cell office:value-type="percentage" office:value="0.88087985261667856" table:style-name="ce24">
            <text:p>88,1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4013" table:style-name="ce43">
            <text:p>434.013</text:p>
          </table:table-cell>
          <table:table-cell office:value-type="percentage" office:value="1" table:style-name="ce44">
            <text:p>100,0%</text:p>
          </table:table-cell>
          <table:table-cell office:value-type="float" office:value="653977" table:style-name="ce43">
            <text:p>653.977</text:p>
          </table:table-cell>
          <table:table-cell office:value-type="percentage" office:value="1" table:style-name="ce44">
            <text:p>100,0%</text:p>
          </table:table-cell>
          <table:table-cell office:value-type="float" office:value="928075" table:style-name="ce43">
            <text:p>928.075</text:p>
          </table:table-cell>
          <table:table-cell office:value-type="percentage" office:value="1" table:style-name="ce44">
            <text:p>100,0%</text:p>
          </table:table-cell>
          <table:table-cell office:value-type="float" office:value="1213091" table:style-name="ce43">
            <text:p>1.213.091</text:p>
          </table:table-cell>
          <table:table-cell office:value-type="percentage" office:value="0.9589492980748936" table:style-name="ce44">
            <text:p>95,9%</text:p>
          </table:table-cell>
          <table:table-cell office:value-type="float" office:value="1246788" table:style-name="ce43">
            <text:p>1.246.788</text:p>
          </table:table-cell>
          <table:table-cell office:value-type="percentage" office:value="0.90013385179848016" table:style-name="ce44">
            <text:p>90,0%</text:p>
          </table:table-cell>
          <table:table-cell office:value-type="float" office:value="923870" table:style-name="ce43">
            <text:p>923.870</text:p>
          </table:table-cell>
          <table:table-cell office:value-type="percentage" office:value="0.8102580473716845" table:style-name="ce44">
            <text:p>81,0%</text:p>
          </table:table-cell>
          <table:table-cell office:value-type="float" office:value="758952" table:style-name="ce43">
            <text:p>758.952</text:p>
          </table:table-cell>
          <table:table-cell office:value-type="percentage" office:value="0.81724440922090902" table:style-name="ce44">
            <text:p>81,7%</text:p>
          </table:table-cell>
          <table:table-cell office:value-type="float" office:value="657376" table:style-name="ce43">
            <text:p>657.376</text:p>
          </table:table-cell>
          <table:table-cell office:value-type="percentage" office:value="0.87311713133228941" table:style-name="ce44">
            <text:p>87,3%</text:p>
          </table:table-cell>
          <table:table-cell office:value-type="float" office:value="6816142" table:style-name="ce43">
            <text:p>6.816.142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1467590806464061" table:style-name="ce44">
            <text:p>91,5%</text:p>
          </table:table-cell>
          <table:table-cell office:value-type="percentage" office:value="0.80527067979095057" table:style-name="ce44">
            <text:p>80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245" table:style-name="ce46">
            <text:p>101.245</text:p>
          </table:table-cell>
          <table:table-cell office:value-type="percentage" office:value="1" table:style-name="ce47">
            <text:p>100,0%</text:p>
          </table:table-cell>
          <table:table-cell office:value-type="float" office:value="119253" table:style-name="ce46">
            <text:p>119.253</text:p>
          </table:table-cell>
          <table:table-cell office:value-type="percentage" office:value="1" table:style-name="ce47">
            <text:p>100,0%</text:p>
          </table:table-cell>
          <table:table-cell office:value-type="float" office:value="154475" table:style-name="ce46">
            <text:p>154.475</text:p>
          </table:table-cell>
          <table:table-cell office:value-type="percentage" office:value="0.98790026028509847" table:style-name="ce47">
            <text:p>98,8%</text:p>
          </table:table-cell>
          <table:table-cell office:value-type="float" office:value="185846" table:style-name="ce46">
            <text:p>185.846</text:p>
          </table:table-cell>
          <table:table-cell office:value-type="percentage" office:value="0.93735688418589169" table:style-name="ce47">
            <text:p>93,7%</text:p>
          </table:table-cell>
          <table:table-cell office:value-type="float" office:value="187495" table:style-name="ce46">
            <text:p>187.495</text:p>
          </table:table-cell>
          <table:table-cell office:value-type="percentage" office:value="0.87230102864480352" table:style-name="ce47">
            <text:p>87,2%</text:p>
          </table:table-cell>
          <table:table-cell office:value-type="float" office:value="125046" table:style-name="ce46">
            <text:p>125.046</text:p>
          </table:table-cell>
          <table:table-cell office:value-type="percentage" office:value="0.76114824148131921" table:style-name="ce47">
            <text:p>76,1%</text:p>
          </table:table-cell>
          <table:table-cell office:value-type="float" office:value="103252" table:style-name="ce46">
            <text:p>103.252</text:p>
          </table:table-cell>
          <table:table-cell office:value-type="percentage" office:value="0.79180374383632024" table:style-name="ce47">
            <text:p>79,2%</text:p>
          </table:table-cell>
          <table:table-cell office:value-type="float" office:value="87623" table:style-name="ce46">
            <text:p>87.623</text:p>
          </table:table-cell>
          <table:table-cell office:value-type="percentage" office:value="0.84980942497745104" table:style-name="ce47">
            <text:p>85,0%</text:p>
          </table:table-cell>
          <table:table-cell office:value-type="float" office:value="1064235" table:style-name="ce46">
            <text:p>1.064.235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9798706306628617" table:style-name="ce47">
            <text:p>89,8%</text:p>
          </table:table-cell>
          <table:table-cell office:value-type="percentage" office:value="0.80054325627298517" table:style-name="ce47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948" table:style-name="ce46">
            <text:p>88.948</text:p>
          </table:table-cell>
          <table:table-cell office:value-type="percentage" office:value="1" table:style-name="ce47">
            <text:p>100,0%</text:p>
          </table:table-cell>
          <table:table-cell office:value-type="float" office:value="114345" table:style-name="ce46">
            <text:p>114.345</text:p>
          </table:table-cell>
          <table:table-cell office:value-type="percentage" office:value="1" table:style-name="ce47">
            <text:p>100,0%</text:p>
          </table:table-cell>
          <table:table-cell office:value-type="float" office:value="148153" table:style-name="ce46">
            <text:p>148.153</text:p>
          </table:table-cell>
          <table:table-cell office:value-type="percentage" office:value="0.98998342822013741" table:style-name="ce47">
            <text:p>99,0%</text:p>
          </table:table-cell>
          <table:table-cell office:value-type="float" office:value="153140" table:style-name="ce46">
            <text:p>153.140</text:p>
          </table:table-cell>
          <table:table-cell office:value-type="percentage" office:value="0.94155983891297002" table:style-name="ce47">
            <text:p>94,2%</text:p>
          </table:table-cell>
          <table:table-cell office:value-type="float" office:value="150569" table:style-name="ce46">
            <text:p>150.569</text:p>
          </table:table-cell>
          <table:table-cell office:value-type="percentage" office:value="0.90164857209583638" table:style-name="ce47">
            <text:p>90,2%</text:p>
          </table:table-cell>
          <table:table-cell office:value-type="float" office:value="90869" table:style-name="ce46">
            <text:p>90.869</text:p>
          </table:table-cell>
          <table:table-cell office:value-type="percentage" office:value="0.79395549186988323" table:style-name="ce47">
            <text:p>79,4%</text:p>
          </table:table-cell>
          <table:table-cell office:value-type="float" office:value="66525" table:style-name="ce46">
            <text:p>66.525</text:p>
          </table:table-cell>
          <table:table-cell office:value-type="percentage" office:value="0.84090707992567404" table:style-name="ce47">
            <text:p>84,1%</text:p>
          </table:table-cell>
          <table:table-cell office:value-type="float" office:value="60453" table:style-name="ce46">
            <text:p>60.453</text:p>
          </table:table-cell>
          <table:table-cell office:value-type="percentage" office:value="0.94457812500000005" table:style-name="ce47">
            <text:p>94,5%</text:p>
          </table:table-cell>
          <table:table-cell office:value-type="float" office:value="873002" table:style-name="ce46">
            <text:p>873.002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476470859071426" table:style-name="ce47">
            <text:p>93,5%</text:p>
          </table:table-cell>
          <table:table-cell office:value-type="percentage" office:value="0.85690587995100043" table:style-name="ce47">
            <text:p>85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474" table:style-name="ce46">
            <text:p>51.474</text:p>
          </table:table-cell>
          <table:table-cell office:value-type="percentage" office:value="1" table:style-name="ce47">
            <text:p>100,0%</text:p>
          </table:table-cell>
          <table:table-cell office:value-type="float" office:value="79205" table:style-name="ce46">
            <text:p>79.205</text:p>
          </table:table-cell>
          <table:table-cell office:value-type="percentage" office:value="0.98371752198320828" table:style-name="ce47">
            <text:p>98,4%</text:p>
          </table:table-cell>
          <table:table-cell office:value-type="float" office:value="110243" table:style-name="ce46">
            <text:p>110.243</text:p>
          </table:table-cell>
          <table:table-cell office:value-type="percentage" office:value="0.94039119345565592" table:style-name="ce47">
            <text:p>94,0%</text:p>
          </table:table-cell>
          <table:table-cell office:value-type="float" office:value="150021" table:style-name="ce46">
            <text:p>150.021</text:p>
          </table:table-cell>
          <table:table-cell office:value-type="percentage" office:value="0.90484749422486532" table:style-name="ce47">
            <text:p>90,5%</text:p>
          </table:table-cell>
          <table:table-cell office:value-type="float" office:value="166976" table:style-name="ce46">
            <text:p>166.976</text:p>
          </table:table-cell>
          <table:table-cell office:value-type="percentage" office:value="0.80988689055739871" table:style-name="ce47">
            <text:p>81,0%</text:p>
          </table:table-cell>
          <table:table-cell office:value-type="float" office:value="125516" table:style-name="ce46">
            <text:p>125.516</text:p>
          </table:table-cell>
          <table:table-cell office:value-type="percentage" office:value="0.68894048422774401" table:style-name="ce47">
            <text:p>68,9%</text:p>
          </table:table-cell>
          <table:table-cell office:value-type="float" office:value="96232" table:style-name="ce46">
            <text:p>96.232</text:p>
          </table:table-cell>
          <table:table-cell office:value-type="percentage" office:value="0.6976265386901741" table:style-name="ce47">
            <text:p>69,8%</text:p>
          </table:table-cell>
          <table:table-cell office:value-type="float" office:value="73984" table:style-name="ce46">
            <text:p>73.984</text:p>
          </table:table-cell>
          <table:table-cell office:value-type="percentage" office:value="0.77486384583158774" table:style-name="ce47">
            <text:p>77,5%</text:p>
          </table:table-cell>
          <table:table-cell office:value-type="float" office:value="853651" table:style-name="ce46">
            <text:p>853.651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248895751821248" table:style-name="ce47">
            <text:p>82,5%</text:p>
          </table:table-cell>
          <table:table-cell office:value-type="percentage" office:value="0.72865528623362519" table:style-name="ce47">
            <text:p>72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3029" table:style-name="ce46">
            <text:p>93.029</text:p>
          </table:table-cell>
          <table:table-cell office:value-type="percentage" office:value="1" table:style-name="ce47">
            <text:p>100,0%</text:p>
          </table:table-cell>
          <table:table-cell office:value-type="float" office:value="151362" table:style-name="ce46">
            <text:p>151.362</text:p>
          </table:table-cell>
          <table:table-cell office:value-type="percentage" office:value="0.97949278785486404" table:style-name="ce47">
            <text:p>97,9%</text:p>
          </table:table-cell>
          <table:table-cell office:value-type="float" office:value="224354" table:style-name="ce46">
            <text:p>224.354</text:p>
          </table:table-cell>
          <table:table-cell office:value-type="percentage" office:value="0.9543242645432426" table:style-name="ce47">
            <text:p>95,4%</text:p>
          </table:table-cell>
          <table:table-cell office:value-type="float" office:value="320464" table:style-name="ce46">
            <text:p>320.464</text:p>
          </table:table-cell>
          <table:table-cell office:value-type="percentage" office:value="0.91427397635458985" table:style-name="ce47">
            <text:p>91,4%</text:p>
          </table:table-cell>
          <table:table-cell office:value-type="float" office:value="317514" table:style-name="ce46">
            <text:p>317.514</text:p>
          </table:table-cell>
          <table:table-cell office:value-type="percentage" office:value="0.81849537538280692" table:style-name="ce47">
            <text:p>81,8%</text:p>
          </table:table-cell>
          <table:table-cell office:value-type="float" office:value="228761" table:style-name="ce46">
            <text:p>228.761</text:p>
          </table:table-cell>
          <table:table-cell office:value-type="percentage" office:value="0.73572205033865712" table:style-name="ce47">
            <text:p>73,6%</text:p>
          </table:table-cell>
          <table:table-cell office:value-type="float" office:value="186647" table:style-name="ce46">
            <text:p>186.647</text:p>
          </table:table-cell>
          <table:table-cell office:value-type="percentage" office:value="0.7414041025152136" table:style-name="ce47">
            <text:p>74,1%</text:p>
          </table:table-cell>
          <table:table-cell office:value-type="float" office:value="148384" table:style-name="ce46">
            <text:p>148.384</text:p>
          </table:table-cell>
          <table:table-cell office:value-type="percentage" office:value="0.82528629509947327" table:style-name="ce47">
            <text:p>82,5%</text:p>
          </table:table-cell>
          <table:table-cell office:value-type="float" office:value="1670515" table:style-name="ce46">
            <text:p>1.670.515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5196713134711088" table:style-name="ce47">
            <text:p>85,2%</text:p>
          </table:table-cell>
          <table:table-cell office:value-type="percentage" office:value="0.767716843018596" table:style-name="ce47">
            <text:p>76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311" table:style-name="ce46">
            <text:p>42.311</text:p>
          </table:table-cell>
          <table:table-cell office:value-type="percentage" office:value="1" table:style-name="ce47">
            <text:p>100,0%</text:p>
          </table:table-cell>
          <table:table-cell office:value-type="float" office:value="55911" table:style-name="ce46">
            <text:p>55.911</text:p>
          </table:table-cell>
          <table:table-cell office:value-type="percentage" office:value="1" table:style-name="ce47">
            <text:p>100,0%</text:p>
          </table:table-cell>
          <table:table-cell office:value-type="float" office:value="76647" table:style-name="ce46">
            <text:p>76.647</text:p>
          </table:table-cell>
          <table:table-cell office:value-type="percentage" office:value="0.99097549938586849" table:style-name="ce47">
            <text:p>99,1%</text:p>
          </table:table-cell>
          <table:table-cell office:value-type="float" office:value="84242" table:style-name="ce46">
            <text:p>84.242</text:p>
          </table:table-cell>
          <table:table-cell office:value-type="percentage" office:value="0.93639678093459611" table:style-name="ce47">
            <text:p>93,6%</text:p>
          </table:table-cell>
          <table:table-cell office:value-type="float" office:value="87912" table:style-name="ce46">
            <text:p>87.912</text:p>
          </table:table-cell>
          <table:table-cell office:value-type="percentage" office:value="0.89918072190571652" table:style-name="ce47">
            <text:p>89,9%</text:p>
          </table:table-cell>
          <table:table-cell office:value-type="float" office:value="54490" table:style-name="ce46">
            <text:p>54.490</text:p>
          </table:table-cell>
          <table:table-cell office:value-type="percentage" office:value="0.77320392206944499" table:style-name="ce47">
            <text:p>77,3%</text:p>
          </table:table-cell>
          <table:table-cell office:value-type="float" office:value="40957" table:style-name="ce46">
            <text:p>40.957</text:p>
          </table:table-cell>
          <table:table-cell office:value-type="percentage" office:value="0.81094941094941098" table:style-name="ce47">
            <text:p>81,1%</text:p>
          </table:table-cell>
          <table:table-cell office:value-type="float" office:value="39016" table:style-name="ce46">
            <text:p>39.016</text:p>
          </table:table-cell>
          <table:table-cell office:value-type="percentage" office:value="0.88747355730955579" table:style-name="ce47">
            <text:p>88,7%</text:p>
          </table:table-cell>
          <table:table-cell office:value-type="float" office:value="481486" table:style-name="ce46">
            <text:p>481.486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1864376382060076" table:style-name="ce47">
            <text:p>91,9%</text:p>
          </table:table-cell>
          <table:table-cell office:value-type="percentage" office:value="0.82601109957883356" table:style-name="ce47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316" table:style-name="ce46">
            <text:p>229.316</text:p>
          </table:table-cell>
          <table:table-cell office:value-type="percentage" office:value="1" table:style-name="ce47">
            <text:p>100,0%</text:p>
          </table:table-cell>
          <table:table-cell office:value-type="float" office:value="250465" table:style-name="ce46">
            <text:p>250.465</text:p>
          </table:table-cell>
          <table:table-cell office:value-type="percentage" office:value="1" table:style-name="ce47">
            <text:p>100,0%</text:p>
          </table:table-cell>
          <table:table-cell office:value-type="float" office:value="320334" table:style-name="ce46">
            <text:p>320.334</text:p>
          </table:table-cell>
          <table:table-cell office:value-type="percentage" office:value="1" table:style-name="ce47">
            <text:p>100,0%</text:p>
          </table:table-cell>
          <table:table-cell office:value-type="float" office:value="352613" table:style-name="ce46">
            <text:p>352.613</text:p>
          </table:table-cell>
          <table:table-cell office:value-type="percentage" office:value="0.92506853807306355" table:style-name="ce47">
            <text:p>92,5%</text:p>
          </table:table-cell>
          <table:table-cell office:value-type="float" office:value="320002" table:style-name="ce46">
            <text:p>320.002</text:p>
          </table:table-cell>
          <table:table-cell office:value-type="percentage" office:value="0.88080813641430755" table:style-name="ce47">
            <text:p>88,1%</text:p>
          </table:table-cell>
          <table:table-cell office:value-type="float" office:value="211183" table:style-name="ce46">
            <text:p>211.183</text:p>
          </table:table-cell>
          <table:table-cell office:value-type="percentage" office:value="0.7886348274535725" table:style-name="ce47">
            <text:p>78,9%</text:p>
          </table:table-cell>
          <table:table-cell office:value-type="float" office:value="171641" table:style-name="ce46">
            <text:p>171.641</text:p>
          </table:table-cell>
          <table:table-cell office:value-type="percentage" office:value="0.81344132394339497" table:style-name="ce47">
            <text:p>81,3%</text:p>
          </table:table-cell>
          <table:table-cell office:value-type="float" office:value="142184" table:style-name="ce46">
            <text:p>142.184</text:p>
          </table:table-cell>
          <table:table-cell office:value-type="percentage" office:value="0.85993879353098424" table:style-name="ce47">
            <text:p>86,0%</text:p>
          </table:table-cell>
          <table:table-cell office:value-type="float" office:value="1997738" table:style-name="ce46">
            <text:p>1.997.738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1797139395097904" table:style-name="ce47">
            <text:p>91,8%</text:p>
          </table:table-cell>
          <table:table-cell office:value-type="percentage" office:value="0.83415716112200922" table:style-name="ce47">
            <text:p>83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8117" table:style-name="ce46">
            <text:p>138.117</text:p>
          </table:table-cell>
          <table:table-cell office:value-type="percentage" office:value="1" table:style-name="ce47">
            <text:p>100,0%</text:p>
          </table:table-cell>
          <table:table-cell office:value-type="float" office:value="158351" table:style-name="ce46">
            <text:p>158.351</text:p>
          </table:table-cell>
          <table:table-cell office:value-type="percentage" office:value="0.99528601328715727" table:style-name="ce47">
            <text:p>99,5%</text:p>
          </table:table-cell>
          <table:table-cell office:value-type="float" office:value="222214" table:style-name="ce46">
            <text:p>222.214</text:p>
          </table:table-cell>
          <table:table-cell office:value-type="percentage" office:value="1" table:style-name="ce47">
            <text:p>100,0%</text:p>
          </table:table-cell>
          <table:table-cell office:value-type="float" office:value="286083" table:style-name="ce46">
            <text:p>286.083</text:p>
          </table:table-cell>
          <table:table-cell office:value-type="percentage" office:value="0.93041778598794056" table:style-name="ce47">
            <text:p>93,0%</text:p>
          </table:table-cell>
          <table:table-cell office:value-type="float" office:value="286560" table:style-name="ce46">
            <text:p>286.560</text:p>
          </table:table-cell>
          <table:table-cell office:value-type="percentage" office:value="0.8667745496892062" table:style-name="ce47">
            <text:p>86,7%</text:p>
          </table:table-cell>
          <table:table-cell office:value-type="float" office:value="204702" table:style-name="ce46">
            <text:p>204.702</text:p>
          </table:table-cell>
          <table:table-cell office:value-type="percentage" office:value="0.76984291145952821" table:style-name="ce47">
            <text:p>77,0%</text:p>
          </table:table-cell>
          <table:table-cell office:value-type="float" office:value="171606" table:style-name="ce46">
            <text:p>171.606</text:p>
          </table:table-cell>
          <table:table-cell office:value-type="percentage" office:value="0.78686224431310148" table:style-name="ce47">
            <text:p>78,7%</text:p>
          </table:table-cell>
          <table:table-cell office:value-type="float" office:value="147766" table:style-name="ce46">
            <text:p>147.766</text:p>
          </table:table-cell>
          <table:table-cell office:value-type="percentage" office:value="0.84936656473455496" table:style-name="ce47">
            <text:p>84,9%</text:p>
          </table:table-cell>
          <table:table-cell office:value-type="float" office:value="1615399" table:style-name="ce46">
            <text:p>1.615.399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9308563100956218" table:style-name="ce47">
            <text:p>89,3%</text:p>
          </table:table-cell>
          <table:table-cell office:value-type="percentage" office:value="0.7898408044900771" table:style-name="ce47">
            <text:p>79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8737" table:style-name="ce46">
            <text:p>458.737</text:p>
          </table:table-cell>
          <table:table-cell office:value-type="percentage" office:value="1" table:style-name="ce47">
            <text:p>100,0%</text:p>
          </table:table-cell>
          <table:table-cell office:value-type="float" office:value="618154" table:style-name="ce46">
            <text:p>618.154</text:p>
          </table:table-cell>
          <table:table-cell office:value-type="percentage" office:value="0.97302342859661384" table:style-name="ce47">
            <text:p>97,3%</text:p>
          </table:table-cell>
          <table:table-cell office:value-type="float" office:value="798805" table:style-name="ce46">
            <text:p>798.805</text:p>
          </table:table-cell>
          <table:table-cell office:value-type="percentage" office:value="0.95370136010238971" table:style-name="ce47">
            <text:p>95,4%</text:p>
          </table:table-cell>
          <table:table-cell office:value-type="float" office:value="1023770" table:style-name="ce46">
            <text:p>1.023.770</text:p>
          </table:table-cell>
          <table:table-cell office:value-type="percentage" office:value="0.93770723039440185" table:style-name="ce47">
            <text:p>93,8%</text:p>
          </table:table-cell>
          <table:table-cell office:value-type="float" office:value="1124713" table:style-name="ce46">
            <text:p>1.124.713</text:p>
          </table:table-cell>
          <table:table-cell office:value-type="percentage" office:value="0.85415510098689584" table:style-name="ce47">
            <text:p>85,4%</text:p>
          </table:table-cell>
          <table:table-cell office:value-type="float" office:value="771648" table:style-name="ce46">
            <text:p>771.648</text:p>
          </table:table-cell>
          <table:table-cell office:value-type="percentage" office:value="0.73866512484540303" table:style-name="ce47">
            <text:p>73,9%</text:p>
          </table:table-cell>
          <table:table-cell office:value-type="float" office:value="629826" table:style-name="ce46">
            <text:p>629.826</text:p>
          </table:table-cell>
          <table:table-cell office:value-type="percentage" office:value="0.75074469416581735" table:style-name="ce47">
            <text:p>75,1%</text:p>
          </table:table-cell>
          <table:table-cell office:value-type="float" office:value="523179" table:style-name="ce46">
            <text:p>523.179</text:p>
          </table:table-cell>
          <table:table-cell office:value-type="percentage" office:value="0.79732720073883745" table:style-name="ce47">
            <text:p>79,7%</text:p>
          </table:table-cell>
          <table:table-cell office:value-type="float" office:value="5948832" table:style-name="ce46">
            <text:p>5.948.832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661211701192133" table:style-name="ce47">
            <text:p>86,6%</text:p>
          </table:table-cell>
          <table:table-cell office:value-type="percentage" office:value="0.7645842884480506" table:style-name="ce47">
            <text:p>76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227" table:style-name="ce46">
            <text:p>297.227</text:p>
          </table:table-cell>
          <table:table-cell office:value-type="percentage" office:value="1" table:style-name="ce47">
            <text:p>100,0%</text:p>
          </table:table-cell>
          <table:table-cell office:value-type="float" office:value="434354" table:style-name="ce46">
            <text:p>434.354</text:p>
          </table:table-cell>
          <table:table-cell office:value-type="percentage" office:value="0.99198834335932329" table:style-name="ce47">
            <text:p>99,2%</text:p>
          </table:table-cell>
          <table:table-cell office:value-type="float" office:value="569849" table:style-name="ce46">
            <text:p>569.849</text:p>
          </table:table-cell>
          <table:table-cell office:value-type="percentage" office:value="0.98126661707374196" table:style-name="ce47">
            <text:p>98,1%</text:p>
          </table:table-cell>
          <table:table-cell office:value-type="float" office:value="714499" table:style-name="ce46">
            <text:p>714.499</text:p>
          </table:table-cell>
          <table:table-cell office:value-type="percentage" office:value="0.94970983632269712" table:style-name="ce47">
            <text:p>95,0%</text:p>
          </table:table-cell>
          <table:table-cell office:value-type="float" office:value="751871" table:style-name="ce46">
            <text:p>751.871</text:p>
          </table:table-cell>
          <table:table-cell office:value-type="percentage" office:value="0.88290464402974211" table:style-name="ce47">
            <text:p>88,3%</text:p>
          </table:table-cell>
          <table:table-cell office:value-type="float" office:value="507804" table:style-name="ce46">
            <text:p>507.804</text:p>
          </table:table-cell>
          <table:table-cell office:value-type="percentage" office:value="0.78273133783115145" table:style-name="ce47">
            <text:p>78,3%</text:p>
          </table:table-cell>
          <table:table-cell office:value-type="float" office:value="422914" table:style-name="ce46">
            <text:p>422.914</text:p>
          </table:table-cell>
          <table:table-cell office:value-type="percentage" office:value="0.81940068897904772" table:style-name="ce47">
            <text:p>81,9%</text:p>
          </table:table-cell>
          <table:table-cell office:value-type="float" office:value="368163" table:style-name="ce46">
            <text:p>368.163</text:p>
          </table:table-cell>
          <table:table-cell office:value-type="percentage" office:value="0.8672228883167542" table:style-name="ce47">
            <text:p>86,7%</text:p>
          </table:table-cell>
          <table:table-cell office:value-type="float" office:value="4066681" table:style-name="ce46">
            <text:p>4.066.681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0603055525292753" table:style-name="ce47">
            <text:p>90,6%</text:p>
          </table:table-cell>
          <table:table-cell office:value-type="percentage" office:value="0.80411254662270959" table:style-name="ce47">
            <text:p>80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254" table:style-name="ce46">
            <text:p>78.254</text:p>
          </table:table-cell>
          <table:table-cell office:value-type="percentage" office:value="1" table:style-name="ce47">
            <text:p>100,0%</text:p>
          </table:table-cell>
          <table:table-cell office:value-type="float" office:value="95911" table:style-name="ce46">
            <text:p>95.911</text:p>
          </table:table-cell>
          <table:table-cell office:value-type="percentage" office:value="1" table:style-name="ce47">
            <text:p>100,0%</text:p>
          </table:table-cell>
          <table:table-cell office:value-type="float" office:value="132830" table:style-name="ce46">
            <text:p>132.830</text:p>
          </table:table-cell>
          <table:table-cell office:value-type="percentage" office:value="1" table:style-name="ce47">
            <text:p>100,0%</text:p>
          </table:table-cell>
          <table:table-cell office:value-type="float" office:value="161428" table:style-name="ce46">
            <text:p>161.428</text:p>
          </table:table-cell>
          <table:table-cell office:value-type="percentage" office:value="0.95397598335854761" table:style-name="ce47">
            <text:p>95,4%</text:p>
          </table:table-cell>
          <table:table-cell office:value-type="float" office:value="146150" table:style-name="ce46">
            <text:p>146.150</text:p>
          </table:table-cell>
          <table:table-cell office:value-type="percentage" office:value="0.91633541073645408" table:style-name="ce47">
            <text:p>91,6%</text:p>
          </table:table-cell>
          <table:table-cell office:value-type="float" office:value="112870" table:style-name="ce46">
            <text:p>112.870</text:p>
          </table:table-cell>
          <table:table-cell office:value-type="percentage" office:value="0.84560118071007428" table:style-name="ce47">
            <text:p>84,6%</text:p>
          </table:table-cell>
          <table:table-cell office:value-type="float" office:value="92874" table:style-name="ce46">
            <text:p>92.874</text:p>
          </table:table-cell>
          <table:table-cell office:value-type="percentage" office:value="0.81957289092834451" table:style-name="ce47">
            <text:p>82,0%</text:p>
          </table:table-cell>
          <table:table-cell office:value-type="float" office:value="75873" table:style-name="ce46">
            <text:p>75.873</text:p>
          </table:table-cell>
          <table:table-cell office:value-type="percentage" office:value="0.89525663716814163" table:style-name="ce47">
            <text:p>89,5%</text:p>
          </table:table-cell>
          <table:table-cell office:value-type="float" office:value="896190" table:style-name="ce46">
            <text:p>896.190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3995722842725848" table:style-name="ce47">
            <text:p>94,0%</text:p>
          </table:table-cell>
          <table:table-cell office:value-type="percentage" office:value="0.84229412577409313" table:style-name="ce47">
            <text:p>84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275" table:style-name="ce46">
            <text:p>242.275</text:p>
          </table:table-cell>
          <table:table-cell office:value-type="percentage" office:value="1" table:style-name="ce47">
            <text:p>100,0%</text:p>
          </table:table-cell>
          <table:table-cell office:value-type="float" office:value="291278" table:style-name="ce46">
            <text:p>291.278</text:p>
          </table:table-cell>
          <table:table-cell office:value-type="percentage" office:value="1" table:style-name="ce47">
            <text:p>100,0%</text:p>
          </table:table-cell>
          <table:table-cell office:value-type="float" office:value="345866" table:style-name="ce46">
            <text:p>345.866</text:p>
          </table:table-cell>
          <table:table-cell office:value-type="percentage" office:value="0.99694171972778134" table:style-name="ce47">
            <text:p>99,7%</text:p>
          </table:table-cell>
          <table:table-cell office:value-type="float" office:value="390673" table:style-name="ce46">
            <text:p>390.673</text:p>
          </table:table-cell>
          <table:table-cell office:value-type="percentage" office:value="0.96251191828307736" table:style-name="ce47">
            <text:p>96,3%</text:p>
          </table:table-cell>
          <table:table-cell office:value-type="float" office:value="407555" table:style-name="ce46">
            <text:p>407.555</text:p>
          </table:table-cell>
          <table:table-cell office:value-type="percentage" office:value="0.91952998616942794" table:style-name="ce47">
            <text:p>92,0%</text:p>
          </table:table-cell>
          <table:table-cell office:value-type="float" office:value="262990" table:style-name="ce46">
            <text:p>262.990</text:p>
          </table:table-cell>
          <table:table-cell office:value-type="percentage" office:value="0.81318334735071485" table:style-name="ce47">
            <text:p>81,3%</text:p>
          </table:table-cell>
          <table:table-cell office:value-type="float" office:value="198182" table:style-name="ce46">
            <text:p>198.182</text:p>
          </table:table-cell>
          <table:table-cell office:value-type="percentage" office:value="0.85800130746684788" table:style-name="ce47">
            <text:p>85,8%</text:p>
          </table:table-cell>
          <table:table-cell office:value-type="float" office:value="167701" table:style-name="ce46">
            <text:p>167.701</text:p>
          </table:table-cell>
          <table:table-cell office:value-type="percentage" office:value="0.93163599193364699" table:style-name="ce47">
            <text:p>93,2%</text:p>
          </table:table-cell>
          <table:table-cell office:value-type="float" office:value="2306520" table:style-name="ce46">
            <text:p>2.306.520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971188394200522" table:style-name="ce47">
            <text:p>94,0%</text:p>
          </table:table-cell>
          <table:table-cell office:value-type="percentage" office:value="0.85369153152006116" table:style-name="ce47">
            <text:p>85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362" table:style-name="ce46">
            <text:p>23.362</text:p>
          </table:table-cell>
          <table:table-cell office:value-type="percentage" office:value="1" table:style-name="ce47">
            <text:p>100,0%</text:p>
          </table:table-cell>
          <table:table-cell office:value-type="float" office:value="28660" table:style-name="ce46">
            <text:p>28.660</text:p>
          </table:table-cell>
          <table:table-cell office:value-type="percentage" office:value="1" table:style-name="ce47">
            <text:p>100,0%</text:p>
          </table:table-cell>
          <table:table-cell office:value-type="float" office:value="38023" table:style-name="ce46">
            <text:p>38.023</text:p>
          </table:table-cell>
          <table:table-cell office:value-type="percentage" office:value="1" table:style-name="ce47">
            <text:p>100,0%</text:p>
          </table:table-cell>
          <table:table-cell office:value-type="float" office:value="45361" table:style-name="ce46">
            <text:p>45.361</text:p>
          </table:table-cell>
          <table:table-cell office:value-type="percentage" office:value="0.95168261161463574" table:style-name="ce47">
            <text:p>95,2%</text:p>
          </table:table-cell>
          <table:table-cell office:value-type="float" office:value="47458" table:style-name="ce46">
            <text:p>47.458</text:p>
          </table:table-cell>
          <table:table-cell office:value-type="percentage" office:value="0.8963302925567076" table:style-name="ce47">
            <text:p>89,6%</text:p>
          </table:table-cell>
          <table:table-cell office:value-type="float" office:value="30929" table:style-name="ce46">
            <text:p>30.929</text:p>
          </table:table-cell>
          <table:table-cell office:value-type="percentage" office:value="0.7866171570996211" table:style-name="ce47">
            <text:p>78,7%</text:p>
          </table:table-cell>
          <table:table-cell office:value-type="float" office:value="23847" table:style-name="ce46">
            <text:p>23.847</text:p>
          </table:table-cell>
          <table:table-cell office:value-type="percentage" office:value="0.78294700899599445" table:style-name="ce47">
            <text:p>78,3%</text:p>
          </table:table-cell>
          <table:table-cell office:value-type="float" office:value="21655" table:style-name="ce46">
            <text:p>21.655</text:p>
          </table:table-cell>
          <table:table-cell office:value-type="percentage" office:value="0.84815133949553501" table:style-name="ce47">
            <text:p>84,8%</text:p>
          </table:table-cell>
          <table:table-cell office:value-type="float" office:value="259295" table:style-name="ce46">
            <text:p>259.295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1310701834700847" table:style-name="ce47">
            <text:p>91,3%</text:p>
          </table:table-cell>
          <table:table-cell office:value-type="percentage" office:value="0.81051470082584698" table:style-name="ce47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3799" table:style-name="ce46">
            <text:p>373.799</text:p>
          </table:table-cell>
          <table:table-cell office:value-type="percentage" office:value="1" table:style-name="ce47">
            <text:p>100,0%</text:p>
          </table:table-cell>
          <table:table-cell office:value-type="float" office:value="510799" table:style-name="ce46">
            <text:p>510.799</text:p>
          </table:table-cell>
          <table:table-cell office:value-type="percentage" office:value="0.97095124134876565" table:style-name="ce47">
            <text:p>97,1%</text:p>
          </table:table-cell>
          <table:table-cell office:value-type="float" office:value="688179" table:style-name="ce46">
            <text:p>688.179</text:p>
          </table:table-cell>
          <table:table-cell office:value-type="percentage" office:value="0.97846793009755118" table:style-name="ce47">
            <text:p>97,8%</text:p>
          </table:table-cell>
          <table:table-cell office:value-type="float" office:value="938923" table:style-name="ce46">
            <text:p>938.923</text:p>
          </table:table-cell>
          <table:table-cell office:value-type="percentage" office:value="0.96519264830902674" table:style-name="ce47">
            <text:p>96,5%</text:p>
          </table:table-cell>
          <table:table-cell office:value-type="float" office:value="1027572" table:style-name="ce46">
            <text:p>1.027.572</text:p>
          </table:table-cell>
          <table:table-cell office:value-type="percentage" office:value="0.88130150749890002" table:style-name="ce47">
            <text:p>88,1%</text:p>
          </table:table-cell>
          <table:table-cell office:value-type="float" office:value="740556" table:style-name="ce46">
            <text:p>740.556</text:p>
          </table:table-cell>
          <table:table-cell office:value-type="percentage" office:value="0.77982814540246825" table:style-name="ce47">
            <text:p>78,0%</text:p>
          </table:table-cell>
          <table:table-cell office:value-type="float" office:value="591645" table:style-name="ce46">
            <text:p>591.645</text:p>
          </table:table-cell>
          <table:table-cell office:value-type="percentage" office:value="0.79685511296676659" table:style-name="ce47">
            <text:p>79,7%</text:p>
          </table:table-cell>
          <table:table-cell office:value-type="float" office:value="448397" table:style-name="ce46">
            <text:p>448.397</text:p>
          </table:table-cell>
          <table:table-cell office:value-type="percentage" office:value="0.81005054720328362" table:style-name="ce47">
            <text:p>81,0%</text:p>
          </table:table-cell>
          <table:table-cell office:value-type="float" office:value="5319870" table:style-name="ce46">
            <text:p>5.319.870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8991737450561959" table:style-name="ce47">
            <text:p>89,0%</text:p>
          </table:table-cell>
          <table:table-cell office:value-type="percentage" office:value="0.7846545547655065" table:style-name="ce47">
            <text:p>78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956" table:style-name="ce46">
            <text:p>73.956</text:p>
          </table:table-cell>
          <table:table-cell office:value-type="percentage" office:value="1" table:style-name="ce47">
            <text:p>100,0%</text:p>
          </table:table-cell>
          <table:table-cell office:value-type="float" office:value="103261" table:style-name="ce46">
            <text:p>103.261</text:p>
          </table:table-cell>
          <table:table-cell office:value-type="percentage" office:value="1" table:style-name="ce47">
            <text:p>100,0%</text:p>
          </table:table-cell>
          <table:table-cell office:value-type="float" office:value="148143" table:style-name="ce46">
            <text:p>148.143</text:p>
          </table:table-cell>
          <table:table-cell office:value-type="percentage" office:value="1" table:style-name="ce47">
            <text:p>100,0%</text:p>
          </table:table-cell>
          <table:table-cell office:value-type="float" office:value="207197" table:style-name="ce46">
            <text:p>207.197</text:p>
          </table:table-cell>
          <table:table-cell office:value-type="percentage" office:value="0.97158813820009748" table:style-name="ce47">
            <text:p>97,2%</text:p>
          </table:table-cell>
          <table:table-cell office:value-type="float" office:value="231055" table:style-name="ce46">
            <text:p>231.055</text:p>
          </table:table-cell>
          <table:table-cell office:value-type="percentage" office:value="0.90910342819595757" table:style-name="ce47">
            <text:p>90,9%</text:p>
          </table:table-cell>
          <table:table-cell office:value-type="float" office:value="166090" table:style-name="ce46">
            <text:p>166.090</text:p>
          </table:table-cell>
          <table:table-cell office:value-type="percentage" office:value="0.79467758835997571" table:style-name="ce47">
            <text:p>79,5%</text:p>
          </table:table-cell>
          <table:table-cell office:value-type="float" office:value="139318" table:style-name="ce46">
            <text:p>139.318</text:p>
          </table:table-cell>
          <table:table-cell office:value-type="percentage" office:value="0.80882216339231805" table:style-name="ce47">
            <text:p>80,9%</text:p>
          </table:table-cell>
          <table:table-cell office:value-type="float" office:value="117898" table:style-name="ce46">
            <text:p>117.898</text:p>
          </table:table-cell>
          <table:table-cell office:value-type="percentage" office:value="0.83088784585676634" table:style-name="ce47">
            <text:p>83,1%</text:p>
          </table:table-cell>
          <table:table-cell office:value-type="float" office:value="1186918" table:style-name="ce46">
            <text:p>1.186.918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0594953046895099" table:style-name="ce47">
            <text:p>90,6%</text:p>
          </table:table-cell>
          <table:table-cell office:value-type="percentage" office:value="0.7853877350618792" table:style-name="ce47">
            <text:p>78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07" table:style-name="ce46">
            <text:p>42.507</text:p>
          </table:table-cell>
          <table:table-cell office:value-type="percentage" office:value="1" table:style-name="ce47">
            <text:p>100,0%</text:p>
          </table:table-cell>
          <table:table-cell office:value-type="float" office:value="55891" table:style-name="ce46">
            <text:p>55.891</text:p>
          </table:table-cell>
          <table:table-cell office:value-type="percentage" office:value="1" table:style-name="ce47">
            <text:p>100,0%</text:p>
          </table:table-cell>
          <table:table-cell office:value-type="float" office:value="72267" table:style-name="ce46">
            <text:p>72.267</text:p>
          </table:table-cell>
          <table:table-cell office:value-type="percentage" office:value="0.97864416878825633" table:style-name="ce47">
            <text:p>97,9%</text:p>
          </table:table-cell>
          <table:table-cell office:value-type="float" office:value="91851" table:style-name="ce46">
            <text:p>91.851</text:p>
          </table:table-cell>
          <table:table-cell office:value-type="percentage" office:value="0.94991416220241176" table:style-name="ce47">
            <text:p>95,0%</text:p>
          </table:table-cell>
          <table:table-cell office:value-type="float" office:value="95208" table:style-name="ce46">
            <text:p>95.208</text:p>
          </table:table-cell>
          <table:table-cell office:value-type="percentage" office:value="0.88153923075498597" table:style-name="ce47">
            <text:p>88,2%</text:p>
          </table:table-cell>
          <table:table-cell office:value-type="float" office:value="63844" table:style-name="ce46">
            <text:p>63.844</text:p>
          </table:table-cell>
          <table:table-cell office:value-type="percentage" office:value="0.78489322727775657" table:style-name="ce47">
            <text:p>78,5%</text:p>
          </table:table-cell>
          <table:table-cell office:value-type="float" office:value="56677" table:style-name="ce46">
            <text:p>56.677</text:p>
          </table:table-cell>
          <table:table-cell office:value-type="percentage" office:value="0.83193153962452482" table:style-name="ce47">
            <text:p>83,2%</text:p>
          </table:table-cell>
          <table:table-cell office:value-type="float" office:value="48525" table:style-name="ce46">
            <text:p>48.525</text:p>
          </table:table-cell>
          <table:table-cell office:value-type="percentage" office:value="0.86055543732709083" table:style-name="ce47">
            <text:p>86,1%</text:p>
          </table:table-cell>
          <table:table-cell office:value-type="float" office:value="526770" table:style-name="ce46">
            <text:p>526.770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610884246087586" table:style-name="ce47">
            <text:p>90,6%</text:p>
          </table:table-cell>
          <table:table-cell office:value-type="percentage" office:value="0.79669145504289951" table:style-name="ce47">
            <text:p>79,7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161" table:style-name="ce46">
            <text:p>164.161</text:p>
          </table:table-cell>
          <table:table-cell office:value-type="percentage" office:value="1" table:style-name="ce47">
            <text:p>100,0%</text:p>
          </table:table-cell>
          <table:table-cell office:value-type="float" office:value="213718" table:style-name="ce46">
            <text:p>213.718</text:p>
          </table:table-cell>
          <table:table-cell office:value-type="percentage" office:value="1" table:style-name="ce47">
            <text:p>100,0%</text:p>
          </table:table-cell>
          <table:table-cell office:value-type="float" office:value="278433" table:style-name="ce46">
            <text:p>278.433</text:p>
          </table:table-cell>
          <table:table-cell office:value-type="percentage" office:value="0.99398112944855577" table:style-name="ce47">
            <text:p>99,4%</text:p>
          </table:table-cell>
          <table:table-cell office:value-type="float" office:value="323571" table:style-name="ce46">
            <text:p>323.571</text:p>
          </table:table-cell>
          <table:table-cell office:value-type="percentage" office:value="0.95174379443315282" table:style-name="ce47">
            <text:p>95,2%</text:p>
          </table:table-cell>
          <table:table-cell office:value-type="float" office:value="319925" table:style-name="ce46">
            <text:p>319.925</text:p>
          </table:table-cell>
          <table:table-cell office:value-type="percentage" office:value="0.88344613719268883" table:style-name="ce47">
            <text:p>88,3%</text:p>
          </table:table-cell>
          <table:table-cell office:value-type="float" office:value="201721" table:style-name="ce46">
            <text:p>201.721</text:p>
          </table:table-cell>
          <table:table-cell office:value-type="percentage" office:value="0.77423304406566285" table:style-name="ce47">
            <text:p>77,4%</text:p>
          </table:table-cell>
          <table:table-cell office:value-type="float" office:value="161922" table:style-name="ce46">
            <text:p>161.922</text:p>
          </table:table-cell>
          <table:table-cell office:value-type="percentage" office:value="0.80344755723599992" table:style-name="ce47">
            <text:p>80,3%</text:p>
          </table:table-cell>
          <table:table-cell office:value-type="float" office:value="144580" table:style-name="ce46">
            <text:p>144.580</text:p>
          </table:table-cell>
          <table:table-cell office:value-type="percentage" office:value="0.8575021055003974" table:style-name="ce47">
            <text:p>85,8%</text:p>
          </table:table-cell>
          <table:table-cell office:value-type="float" office:value="1808031" table:style-name="ce46">
            <text:p>1.808.031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113321300057512" table:style-name="ce47">
            <text:p>91,1%</text:p>
          </table:table-cell>
          <table:table-cell office:value-type="percentage" office:value="0.81424352309205472" table:style-name="ce47">
            <text:p>81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01" table:style-name="ce46">
            <text:p>2.401</text:p>
          </table:table-cell>
          <table:table-cell office:value-type="percentage" office:value="0.9216890595009597" table:style-name="ce47">
            <text:p>92,2%</text:p>
          </table:table-cell>
          <table:table-cell office:value-type="float" office:value="3890" table:style-name="ce46">
            <text:p>3.890</text:p>
          </table:table-cell>
          <table:table-cell office:value-type="percentage" office:value="0.90088003705419173" table:style-name="ce47">
            <text:p>90,1%</text:p>
          </table:table-cell>
          <table:table-cell office:value-type="float" office:value="7660" table:style-name="ce46">
            <text:p>7.660</text:p>
          </table:table-cell>
          <table:table-cell office:value-type="percentage" office:value="0.97492681685121552" table:style-name="ce47">
            <text:p>97,5%</text:p>
          </table:table-cell>
          <table:table-cell office:value-type="float" office:value="10579" table:style-name="ce46">
            <text:p>10.579</text:p>
          </table:table-cell>
          <table:table-cell office:value-type="percentage" office:value="0.91545517480096916" table:style-name="ce47">
            <text:p>91,5%</text:p>
          </table:table-cell>
          <table:table-cell office:value-type="float" office:value="11125" table:style-name="ce46">
            <text:p>11.125</text:p>
          </table:table-cell>
          <table:table-cell office:value-type="percentage" office:value="0.88000316405632018" table:style-name="ce47">
            <text:p>88,0%</text:p>
          </table:table-cell>
          <table:table-cell office:value-type="float" office:value="9206" table:style-name="ce46">
            <text:p>9.206</text:p>
          </table:table-cell>
          <table:table-cell office:value-type="percentage" office:value="0.77400369934420721" table:style-name="ce47">
            <text:p>77,4%</text:p>
          </table:table-cell>
          <table:table-cell office:value-type="float" office:value="9138" table:style-name="ce46">
            <text:p>9.138</text:p>
          </table:table-cell>
          <table:table-cell office:value-type="percentage" office:value="0.83322695358803689" table:style-name="ce47">
            <text:p>83,3%</text:p>
          </table:table-cell>
          <table:table-cell office:value-type="float" office:value="8315" table:style-name="ce46">
            <text:p>8.315</text:p>
          </table:table-cell>
          <table:table-cell office:value-type="percentage" office:value="0.91113302651764194" table:style-name="ce47">
            <text:p>91,1%</text:p>
          </table:table-cell>
          <table:table-cell office:value-type="float" office:value="62314" table:style-name="ce46">
            <text:p>62.314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7809483548227996" table:style-name="ce47">
            <text:p>87,8%</text:p>
          </table:table-cell>
          <table:table-cell office:value-type="percentage" office:value="0.74005368043514408" table:style-name="ce47">
            <text:p>74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12" table:style-name="ce46">
            <text:p>2.012</text:p>
          </table:table-cell>
          <table:table-cell office:value-type="percentage" office:value="0.85653469561515538" table:style-name="ce47">
            <text:p>85,7%</text:p>
          </table:table-cell>
          <table:table-cell office:value-type="float" office:value="3315" table:style-name="ce46">
            <text:p>3.315</text:p>
          </table:table-cell>
          <table:table-cell office:value-type="percentage" office:value="0.88447171824973314" table:style-name="ce47">
            <text:p>88,4%</text:p>
          </table:table-cell>
          <table:table-cell office:value-type="float" office:value="7165" table:style-name="ce46">
            <text:p>7.165</text:p>
          </table:table-cell>
          <table:table-cell office:value-type="percentage" office:value="0.91542097866360039" table:style-name="ce47">
            <text:p>91,5%</text:p>
          </table:table-cell>
          <table:table-cell office:value-type="float" office:value="9677" table:style-name="ce46">
            <text:p>9.677</text:p>
          </table:table-cell>
          <table:table-cell office:value-type="percentage" office:value="0.8564474732277193" table:style-name="ce47">
            <text:p>85,6%</text:p>
          </table:table-cell>
          <table:table-cell office:value-type="float" office:value="10045" table:style-name="ce46">
            <text:p>10.045</text:p>
          </table:table-cell>
          <table:table-cell office:value-type="percentage" office:value="0.83694384269288447" table:style-name="ce47">
            <text:p>83,7%</text:p>
          </table:table-cell>
          <table:table-cell office:value-type="float" office:value="8579" table:style-name="ce46">
            <text:p>8.579</text:p>
          </table:table-cell>
          <table:table-cell office:value-type="percentage" office:value="0.70707986483145147" table:style-name="ce47">
            <text:p>70,7%</text:p>
          </table:table-cell>
          <table:table-cell office:value-type="float" office:value="8620" table:style-name="ce46">
            <text:p>8.620</text:p>
          </table:table-cell>
          <table:table-cell office:value-type="percentage" office:value="0.71863276365152151" table:style-name="ce47">
            <text:p>71,9%</text:p>
          </table:table-cell>
          <table:table-cell office:value-type="float" office:value="7642" table:style-name="ce46">
            <text:p>7.642</text:p>
          </table:table-cell>
          <table:table-cell office:value-type="percentage" office:value="0.79820346772508877" table:style-name="ce47">
            <text:p>79,8%</text:p>
          </table:table-cell>
          <table:table-cell office:value-type="float" office:value="57055" table:style-name="ce46">
            <text:p>57.055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0441862760302851" table:style-name="ce47">
            <text:p>80,4%</text:p>
          </table:table-cell>
          <table:table-cell office:value-type="percentage" office:value="0.65523221094216544" table:style-name="ce47">
            <text:p>65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18" table:style-name="ce46">
            <text:p>18</text:p>
          </table:table-cell>
          <table:table-cell office:value-type="string" table:style-name="ce47">
            <text:p>-</text:p>
          </table:table-cell>
          <table:table-cell office:value-type="float" office:value="3537" table:style-name="ce46">
            <text:p>3.537</text:p>
          </table:table-cell>
          <table:table-cell office:value-type="string" table:style-name="ce47">
            <text:p>-</text:p>
          </table:table-cell>
          <table:table-cell office:value-type="float" office:value="9519" table:style-name="ce46">
            <text:p>9.519</text:p>
          </table:table-cell>
          <table:table-cell office:value-type="string" table:style-name="ce47">
            <text:p>-</text:p>
          </table:table-cell>
          <table:table-cell office:value-type="float" office:value="22104" table:style-name="ce46">
            <text:p>22.104</text:p>
          </table:table-cell>
          <table:table-cell office:value-type="string" table:style-name="ce47">
            <text:p>-</text:p>
          </table:table-cell>
          <table:table-cell office:value-type="float" office:value="31856" table:style-name="ce46">
            <text:p>31.856</text:p>
          </table:table-cell>
          <table:table-cell office:value-type="string" table:style-name="ce47">
            <text:p>-</text:p>
          </table:table-cell>
          <table:table-cell office:value-type="float" office:value="24575" table:style-name="ce46">
            <text:p>24.575</text:p>
          </table:table-cell>
          <table:table-cell office:value-type="string" table:style-name="ce47">
            <text:p>-</text:p>
          </table:table-cell>
          <table:table-cell office:value-type="float" office:value="1178" table:style-name="ce46">
            <text:p>1.178</text:p>
          </table:table-cell>
          <table:table-cell office:value-type="string" table:style-name="ce47">
            <text:p>-</text:p>
          </table:table-cell>
          <table:table-cell office:value-type="float" office:value="92819" table:style-name="ce46">
            <text:p>92.819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27" table:style-name="ce49">
            <text:p>27</text:p>
          </table:table-cell>
          <table:table-cell office:value-type="string" table:style-name="ce50">
            <text:p>-</text:p>
          </table:table-cell>
          <table:table-cell office:value-type="float" office:value="33" table:style-name="ce49">
            <text:p>33</text:p>
          </table:table-cell>
          <table:table-cell office:value-type="string" table:style-name="ce50">
            <text:p>-</text:p>
          </table:table-cell>
          <table:table-cell office:value-type="float" office:value="221" table:style-name="ce49">
            <text:p>221</text:p>
          </table:table-cell>
          <table:table-cell office:value-type="string" table:style-name="ce50">
            <text:p>-</text:p>
          </table:table-cell>
          <table:table-cell office:value-type="float" office:value="676" table:style-name="ce49">
            <text:p>676</text:p>
          </table:table-cell>
          <table:table-cell office:value-type="string" table:style-name="ce50">
            <text:p>-</text:p>
          </table:table-cell>
          <table:table-cell office:value-type="float" office:value="1291" table:style-name="ce49">
            <text:p>1.291</text:p>
          </table:table-cell>
          <table:table-cell office:value-type="string" table:style-name="ce50">
            <text:p>-</text:p>
          </table:table-cell>
          <table:table-cell office:value-type="float" office:value="1487" table:style-name="ce49">
            <text:p>1.487</text:p>
          </table:table-cell>
          <table:table-cell office:value-type="string" table:style-name="ce50">
            <text:p>-</text:p>
          </table:table-cell>
          <table:table-cell office:value-type="float" office:value="1243" table:style-name="ce49">
            <text:p>1.243</text:p>
          </table:table-cell>
          <table:table-cell office:value-type="string" table:style-name="ce50">
            <text:p>-</text:p>
          </table:table-cell>
          <table:table-cell office:value-type="float" office:value="171" table:style-name="ce49">
            <text:p>171</text:p>
          </table:table-cell>
          <table:table-cell office:value-type="string" table:style-name="ce50">
            <text:p>-</text:p>
          </table:table-cell>
          <table:table-cell office:value-type="float" office:value="5149" table:style-name="ce49">
            <text:p>5.149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37203" table:style-name="ce53">
            <text:p>2.937.203</text:p>
          </table:table-cell>
          <table:table-cell office:value-type="percentage" office:value="1" table:style-name="ce54">
            <text:p>100,0%</text:p>
          </table:table-cell>
          <table:table-cell office:value-type="float" office:value="3942151" table:style-name="ce53">
            <text:p>3.942.151</text:p>
          </table:table-cell>
          <table:table-cell office:value-type="percentage" office:value="0.99548136447944402" table:style-name="ce54">
            <text:p>99,5%</text:p>
          </table:table-cell>
          <table:table-cell office:value-type="float" office:value="5275473" table:style-name="ce53">
            <text:p>5.275.473</text:p>
          </table:table-cell>
          <table:table-cell office:value-type="percentage" office:value="0.98847420622800963" table:style-name="ce54">
            <text:p>98,8%</text:p>
          </table:table-cell>
          <table:table-cell office:value-type="float" office:value="6673224" table:style-name="ce53">
            <text:p>6.673.224</text:p>
          </table:table-cell>
          <table:table-cell office:value-type="percentage" office:value="0.94880330814555769" table:style-name="ce54">
            <text:p>94,9%</text:p>
          </table:table-cell>
          <table:table-cell office:value-type="float" office:value="6959888" table:style-name="ce53">
            <text:p>6.959.888</text:p>
          </table:table-cell>
          <table:table-cell office:value-type="percentage" office:value="0.88192092564666058" table:style-name="ce54">
            <text:p>88,2%</text:p>
          </table:table-cell>
          <table:table-cell office:value-type="float" office:value="4874017" table:style-name="ce53">
            <text:p>4.874.017</text:p>
          </table:table-cell>
          <table:table-cell office:value-type="percentage" office:value="0.78229562357362759" table:style-name="ce54">
            <text:p>78,2%</text:p>
          </table:table-cell>
          <table:table-cell office:value-type="float" office:value="3956593" table:style-name="ce53">
            <text:p>3.956.593</text:p>
          </table:table-cell>
          <table:table-cell office:value-type="percentage" office:value="0.80017817272844938" table:style-name="ce54">
            <text:p>80,0%</text:p>
          </table:table-cell>
          <table:table-cell office:value-type="float" office:value="3290063" table:style-name="ce53">
            <text:p>3.290.063</text:p>
          </table:table-cell>
          <table:table-cell office:value-type="percentage" office:value="0.8460603401766047" table:style-name="ce54">
            <text:p>84,6%</text:p>
          </table:table-cell>
          <table:table-cell office:value-type="float" office:value="37908612" table:style-name="ce53">
            <text:p>37.908.612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0001822657058872" table:style-name="ce54">
            <text:p>90,0%</text:p>
          </table:table-cell>
          <table:table-cell office:value-type="percentage" office:value="0.79890362216270561" table:style-name="ce54">
            <text:p>79,9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7552" table:style-name="ce43">
            <text:p>427.552</text:p>
          </table:table-cell>
          <table:table-cell office:value-type="percentage" office:value="1" table:style-name="ce44">
            <text:p>100,0%</text:p>
          </table:table-cell>
          <table:table-cell office:value-type="float" office:value="648832" table:style-name="ce43">
            <text:p>648.832</text:p>
          </table:table-cell>
          <table:table-cell office:value-type="percentage" office:value="0.99761831910833798" table:style-name="ce44">
            <text:p>99,8%</text:p>
          </table:table-cell>
          <table:table-cell office:value-type="float" office:value="917765" table:style-name="ce43">
            <text:p>917.765</text:p>
          </table:table-cell>
          <table:table-cell office:value-type="percentage" office:value="1.0017660921227707" table:style-name="ce44">
            <text:p>100,2%</text:p>
          </table:table-cell>
          <table:table-cell office:value-type="float" office:value="1199502" table:style-name="ce43">
            <text:p>1.199.502</text:p>
          </table:table-cell>
          <table:table-cell office:value-type="percentage" office:value="0.94820718391236192" table:style-name="ce44">
            <text:p>94,8%</text:p>
          </table:table-cell>
          <table:table-cell office:value-type="float" office:value="1227760" table:style-name="ce43">
            <text:p>1.227.760</text:p>
          </table:table-cell>
          <table:table-cell office:value-type="percentage" office:value="0.88639635437949515" table:style-name="ce44">
            <text:p>88,6%</text:p>
          </table:table-cell>
          <table:table-cell office:value-type="float" office:value="894202" table:style-name="ce43">
            <text:p>894.202</text:p>
          </table:table-cell>
          <table:table-cell office:value-type="percentage" office:value="0.78423843882348709" table:style-name="ce44">
            <text:p>78,4%</text:p>
          </table:table-cell>
          <table:table-cell office:value-type="float" office:value="721123" table:style-name="ce43">
            <text:p>721.123</text:p>
          </table:table-cell>
          <table:table-cell office:value-type="percentage" office:value="0.77650989800489301" table:style-name="ce44">
            <text:p>77,7%</text:p>
          </table:table-cell>
          <table:table-cell office:value-type="float" office:value="630125" table:style-name="ce43">
            <text:p>630.125</text:p>
          </table:table-cell>
          <table:table-cell office:value-type="percentage" office:value="0.83692275407188399" table:style-name="ce44">
            <text:p>83,7%</text:p>
          </table:table-cell>
          <table:table-cell office:value-type="float" office:value="6666861" table:style-name="ce43">
            <text:p>6.666.861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89464350054851227" table:style-name="ce44">
            <text:p>89,5%</text:p>
          </table:table-cell>
          <table:table-cell office:value-type="percentage" office:value="0.78763436699848344" table:style-name="ce44">
            <text:p>78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99889" table:style-name="ce46">
            <text:p>99.889</text:p>
          </table:table-cell>
          <table:table-cell office:value-type="percentage" office:value="1" table:style-name="ce47">
            <text:p>100,0%</text:p>
          </table:table-cell>
          <table:table-cell office:value-type="float" office:value="118471" table:style-name="ce46">
            <text:p>118.471</text:p>
          </table:table-cell>
          <table:table-cell office:value-type="percentage" office:value="0.9959312345004413" table:style-name="ce47">
            <text:p>99,6%</text:p>
          </table:table-cell>
          <table:table-cell office:value-type="float" office:value="152396" table:style-name="ce46">
            <text:p>152.396</text:p>
          </table:table-cell>
          <table:table-cell office:value-type="percentage" office:value="0.97460461606349169" table:style-name="ce47">
            <text:p>97,5%</text:p>
          </table:table-cell>
          <table:table-cell office:value-type="float" office:value="183728" table:style-name="ce46">
            <text:p>183.728</text:p>
          </table:table-cell>
          <table:table-cell office:value-type="percentage" office:value="0.92667426588522495" table:style-name="ce47">
            <text:p>92,7%</text:p>
          </table:table-cell>
          <table:table-cell office:value-type="float" office:value="184767" table:style-name="ce46">
            <text:p>184.767</text:p>
          </table:table-cell>
          <table:table-cell office:value-type="percentage" office:value="0.85960929176572398" table:style-name="ce47">
            <text:p>86,0%</text:p>
          </table:table-cell>
          <table:table-cell office:value-type="float" office:value="121341" table:style-name="ce46">
            <text:p>121.341</text:p>
          </table:table-cell>
          <table:table-cell office:value-type="percentage" office:value="0.73859610678937948" table:style-name="ce47">
            <text:p>73,9%</text:p>
          </table:table-cell>
          <table:table-cell office:value-type="float" office:value="99236" table:style-name="ce46">
            <text:p>99.236</text:p>
          </table:table-cell>
          <table:table-cell office:value-type="percentage" office:value="0.76100643399973922" table:style-name="ce47">
            <text:p>76,1%</text:p>
          </table:table-cell>
          <table:table-cell office:value-type="float" office:value="84327" table:style-name="ce46">
            <text:p>84.327</text:p>
          </table:table-cell>
          <table:table-cell office:value-type="percentage" office:value="0.81784325325626284" table:style-name="ce47">
            <text:p>81,8%</text:p>
          </table:table-cell>
          <table:table-cell office:value-type="float" office:value="1044155" table:style-name="ce46">
            <text:p>1.044.155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810438313304656" table:style-name="ce47">
            <text:p>88,1%</text:p>
          </table:table-cell>
          <table:table-cell office:value-type="percentage" office:value="0.785438595567444" table:style-name="ce47">
            <text:p>78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155" table:style-name="ce46">
            <text:p>88.155</text:p>
          </table:table-cell>
          <table:table-cell office:value-type="percentage" office:value="1" table:style-name="ce47">
            <text:p>100,0%</text:p>
          </table:table-cell>
          <table:table-cell office:value-type="float" office:value="113909" table:style-name="ce46">
            <text:p>113.909</text:p>
          </table:table-cell>
          <table:table-cell office:value-type="percentage" office:value="1" table:style-name="ce47">
            <text:p>100,0%</text:p>
          </table:table-cell>
          <table:table-cell office:value-type="float" office:value="147255" table:style-name="ce46">
            <text:p>147.255</text:p>
          </table:table-cell>
          <table:table-cell office:value-type="percentage" office:value="0.98398284018923898" table:style-name="ce47">
            <text:p>98,4%</text:p>
          </table:table-cell>
          <table:table-cell office:value-type="float" office:value="152271" table:style-name="ce46">
            <text:p>152.271</text:p>
          </table:table-cell>
          <table:table-cell office:value-type="percentage" office:value="0.93621691413815367" table:style-name="ce47">
            <text:p>93,6%</text:p>
          </table:table-cell>
          <table:table-cell office:value-type="float" office:value="149477" table:style-name="ce46">
            <text:p>149.477</text:p>
          </table:table-cell>
          <table:table-cell office:value-type="percentage" office:value="0.89510937584210115" table:style-name="ce47">
            <text:p>89,5%</text:p>
          </table:table-cell>
          <table:table-cell office:value-type="float" office:value="88975" table:style-name="ce46">
            <text:p>88.975</text:p>
          </table:table-cell>
          <table:table-cell office:value-type="percentage" office:value="0.77740692523437982" table:style-name="ce47">
            <text:p>77,7%</text:p>
          </table:table-cell>
          <table:table-cell office:value-type="float" office:value="64475" table:style-name="ce46">
            <text:p>64.475</text:p>
          </table:table-cell>
          <table:table-cell office:value-type="percentage" office:value="0.81499412218275591" table:style-name="ce47">
            <text:p>81,5%</text:p>
          </table:table-cell>
          <table:table-cell office:value-type="float" office:value="59062" table:style-name="ce46">
            <text:p>59.062</text:p>
          </table:table-cell>
          <table:table-cell office:value-type="percentage" office:value="0.92284374999999996" table:style-name="ce47">
            <text:p>92,3%</text:p>
          </table:table-cell>
          <table:table-cell office:value-type="float" office:value="863579" table:style-name="ce46">
            <text:p>863.579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2467505490257806" table:style-name="ce47">
            <text:p>92,5%</text:p>
          </table:table-cell>
          <table:table-cell office:value-type="percentage" office:value="0.84765661808587489" table:style-name="ce47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0844" table:style-name="ce46">
            <text:p>50.844</text:p>
          </table:table-cell>
          <table:table-cell office:value-type="percentage" office:value="1" table:style-name="ce47">
            <text:p>100,0%</text:p>
          </table:table-cell>
          <table:table-cell office:value-type="float" office:value="78741" table:style-name="ce46">
            <text:p>78.741</text:p>
          </table:table-cell>
          <table:table-cell office:value-type="percentage" office:value="0.97795469223508369" table:style-name="ce47">
            <text:p>97,8%</text:p>
          </table:table-cell>
          <table:table-cell office:value-type="float" office:value="109179" table:style-name="ce46">
            <text:p>109.179</text:p>
          </table:table-cell>
          <table:table-cell office:value-type="percentage" office:value="0.93131509583642547" table:style-name="ce47">
            <text:p>93,1%</text:p>
          </table:table-cell>
          <table:table-cell office:value-type="float" office:value="148241" table:style-name="ce46">
            <text:p>148.241</text:p>
          </table:table-cell>
          <table:table-cell office:value-type="percentage" office:value="0.89411147366960797" table:style-name="ce47">
            <text:p>89,4%</text:p>
          </table:table-cell>
          <table:table-cell office:value-type="float" office:value="164339" table:style-name="ce46">
            <text:p>164.339</text:p>
          </table:table-cell>
          <table:table-cell office:value-type="percentage" office:value="0.79709659895621132" table:style-name="ce47">
            <text:p>79,7%</text:p>
          </table:table-cell>
          <table:table-cell office:value-type="float" office:value="121114" table:style-name="ce46">
            <text:p>121.114</text:p>
          </table:table-cell>
          <table:table-cell office:value-type="percentage" office:value="0.6647784968192022" table:style-name="ce47">
            <text:p>66,5%</text:p>
          </table:table-cell>
          <table:table-cell office:value-type="float" office:value="92094" table:style-name="ce46">
            <text:p>92.094</text:p>
          </table:table-cell>
          <table:table-cell office:value-type="percentage" office:value="0.66762842354032859" table:style-name="ce47">
            <text:p>66,8%</text:p>
          </table:table-cell>
          <table:table-cell office:value-type="float" office:value="71566" table:style-name="ce46">
            <text:p>71.566</text:p>
          </table:table-cell>
          <table:table-cell office:value-type="percentage" office:value="0.74953917050691243" table:style-name="ce47">
            <text:p>75,0%</text:p>
          </table:table-cell>
          <table:table-cell office:value-type="float" office:value="836118" table:style-name="ce46">
            <text:p>836.118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0794730144066818" table:style-name="ce47">
            <text:p>80,8%</text:p>
          </table:table-cell>
          <table:table-cell office:value-type="percentage" office:value="0.71368955300829762" table:style-name="ce47">
            <text:p>71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1888" table:style-name="ce46">
            <text:p>91.888</text:p>
          </table:table-cell>
          <table:table-cell office:value-type="percentage" office:value="1" table:style-name="ce47">
            <text:p>100,0%</text:p>
          </table:table-cell>
          <table:table-cell office:value-type="float" office:value="150150" table:style-name="ce46">
            <text:p>150.150</text:p>
          </table:table-cell>
          <table:table-cell office:value-type="percentage" office:value="0.97164970135442075" table:style-name="ce47">
            <text:p>97,2%</text:p>
          </table:table-cell>
          <table:table-cell office:value-type="float" office:value="220455" table:style-name="ce46">
            <text:p>220.455</text:p>
          </table:table-cell>
          <table:table-cell office:value-type="percentage" office:value="0.93773926803123886" table:style-name="ce47">
            <text:p>93,8%</text:p>
          </table:table-cell>
          <table:table-cell office:value-type="float" office:value="317766" table:style-name="ce46">
            <text:p>317.766</text:p>
          </table:table-cell>
          <table:table-cell office:value-type="percentage" office:value="0.90657666499292466" table:style-name="ce47">
            <text:p>90,7%</text:p>
          </table:table-cell>
          <table:table-cell office:value-type="float" office:value="312874" table:style-name="ce46">
            <text:p>312.874</text:p>
          </table:table-cell>
          <table:table-cell office:value-type="percentage" office:value="0.80653426959919983" table:style-name="ce47">
            <text:p>80,7%</text:p>
          </table:table-cell>
          <table:table-cell office:value-type="float" office:value="220614" table:style-name="ce46">
            <text:p>220.614</text:p>
          </table:table-cell>
          <table:table-cell office:value-type="percentage" office:value="0.70952034836975053" table:style-name="ce47">
            <text:p>71,0%</text:p>
          </table:table-cell>
          <table:table-cell office:value-type="float" office:value="176142" table:style-name="ce46">
            <text:p>176.142</text:p>
          </table:table-cell>
          <table:table-cell office:value-type="percentage" office:value="0.69967586634253298" table:style-name="ce47">
            <text:p>70,0%</text:p>
          </table:table-cell>
          <table:table-cell office:value-type="float" office:value="138800" table:style-name="ce46">
            <text:p>138.800</text:p>
          </table:table-cell>
          <table:table-cell office:value-type="percentage" office:value="0.77198173495664557" table:style-name="ce47">
            <text:p>77,2%</text:p>
          </table:table-cell>
          <table:table-cell office:value-type="float" office:value="1628689" table:style-name="ce46">
            <text:p>1.628.689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3063575914409304" table:style-name="ce47">
            <text:p>83,1%</text:p>
          </table:table-cell>
          <table:table-cell office:value-type="percentage" office:value="0.74849491165246296" table:style-name="ce47">
            <text:p>74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1845" table:style-name="ce46">
            <text:p>41.845</text:p>
          </table:table-cell>
          <table:table-cell office:value-type="percentage" office:value="1" table:style-name="ce47">
            <text:p>100,0%</text:p>
          </table:table-cell>
          <table:table-cell office:value-type="float" office:value="55687" table:style-name="ce46">
            <text:p>55.687</text:p>
          </table:table-cell>
          <table:table-cell office:value-type="percentage" office:value="1" table:style-name="ce47">
            <text:p>100,0%</text:p>
          </table:table-cell>
          <table:table-cell office:value-type="float" office:value="76208" table:style-name="ce46">
            <text:p>76.208</text:p>
          </table:table-cell>
          <table:table-cell office:value-type="percentage" office:value="0.98529963152110678" table:style-name="ce47">
            <text:p>98,5%</text:p>
          </table:table-cell>
          <table:table-cell office:value-type="float" office:value="83652" table:style-name="ce46">
            <text:p>83.652</text:p>
          </table:table-cell>
          <table:table-cell office:value-type="percentage" office:value="0.92983860210750968" table:style-name="ce47">
            <text:p>93,0%</text:p>
          </table:table-cell>
          <table:table-cell office:value-type="float" office:value="86927" table:style-name="ce46">
            <text:p>86.927</text:p>
          </table:table-cell>
          <table:table-cell office:value-type="percentage" office:value="0.88910595382994606" table:style-name="ce47">
            <text:p>88,9%</text:p>
          </table:table-cell>
          <table:table-cell office:value-type="float" office:value="53353" table:style-name="ce46">
            <text:p>53.353</text:p>
          </table:table-cell>
          <table:table-cell office:value-type="percentage" office:value="0.7570700835781079" table:style-name="ce47">
            <text:p>75,7%</text:p>
          </table:table-cell>
          <table:table-cell office:value-type="float" office:value="39630" table:style-name="ce46">
            <text:p>39.630</text:p>
          </table:table-cell>
          <table:table-cell office:value-type="percentage" office:value="0.78467478467478469" table:style-name="ce47">
            <text:p>78,5%</text:p>
          </table:table-cell>
          <table:table-cell office:value-type="float" office:value="37637" table:style-name="ce46">
            <text:p>37.637</text:p>
          </table:table-cell>
          <table:table-cell office:value-type="percentage" office:value="0.85610627118258531" table:style-name="ce47">
            <text:p>85,6%</text:p>
          </table:table-cell>
          <table:table-cell office:value-type="float" office:value="474939" table:style-name="ce46">
            <text:p>474.939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0615251647024486" table:style-name="ce47">
            <text:p>90,6%</text:p>
          </table:table-cell>
          <table:table-cell office:value-type="percentage" office:value="0.81477942374829515" table:style-name="ce47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6838" table:style-name="ce46">
            <text:p>226.838</text:p>
          </table:table-cell>
          <table:table-cell office:value-type="percentage" office:value="1" table:style-name="ce47">
            <text:p>100,0%</text:p>
          </table:table-cell>
          <table:table-cell office:value-type="float" office:value="249015" table:style-name="ce46">
            <text:p>249.015</text:p>
          </table:table-cell>
          <table:table-cell office:value-type="percentage" office:value="1" table:style-name="ce47">
            <text:p>100,0%</text:p>
          </table:table-cell>
          <table:table-cell office:value-type="float" office:value="317563" table:style-name="ce46">
            <text:p>317.563</text:p>
          </table:table-cell>
          <table:table-cell office:value-type="percentage" office:value="0.9968233539982736" table:style-name="ce47">
            <text:p>99,7%</text:p>
          </table:table-cell>
          <table:table-cell office:value-type="float" office:value="348458" table:style-name="ce46">
            <text:p>348.458</text:p>
          </table:table-cell>
          <table:table-cell office:value-type="percentage" office:value="0.91416803305568306" table:style-name="ce47">
            <text:p>91,4%</text:p>
          </table:table-cell>
          <table:table-cell office:value-type="float" office:value="315025" table:style-name="ce46">
            <text:p>315.025</text:p>
          </table:table-cell>
          <table:table-cell office:value-type="percentage" office:value="0.86710890298784771" table:style-name="ce47">
            <text:p>86,7%</text:p>
          </table:table-cell>
          <table:table-cell office:value-type="float" office:value="205038" table:style-name="ce46">
            <text:p>205.038</text:p>
          </table:table-cell>
          <table:table-cell office:value-type="percentage" office:value="0.76568714220096123" table:style-name="ce47">
            <text:p>76,6%</text:p>
          </table:table-cell>
          <table:table-cell office:value-type="float" office:value="164190" table:style-name="ce46">
            <text:p>164.190</text:p>
          </table:table-cell>
          <table:table-cell office:value-type="percentage" office:value="0.77812953186165323" table:style-name="ce47">
            <text:p>77,8%</text:p>
          </table:table-cell>
          <table:table-cell office:value-type="float" office:value="131888" table:style-name="ce46">
            <text:p>131.888</text:p>
          </table:table-cell>
          <table:table-cell office:value-type="percentage" office:value="0.79766786418453872" table:style-name="ce47">
            <text:p>79,8%</text:p>
          </table:table-cell>
          <table:table-cell office:value-type="float" office:value="1958015" table:style-name="ce46">
            <text:p>1.958.015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89971846104290265" table:style-name="ce47">
            <text:p>90,0%</text:p>
          </table:table-cell>
          <table:table-cell office:value-type="percentage" office:value="0.81757078948005735" table:style-name="ce47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6180" table:style-name="ce46">
            <text:p>136.180</text:p>
          </table:table-cell>
          <table:table-cell office:value-type="percentage" office:value="1" table:style-name="ce47">
            <text:p>100,0%</text:p>
          </table:table-cell>
          <table:table-cell office:value-type="float" office:value="157113" table:style-name="ce46">
            <text:p>157.113</text:p>
          </table:table-cell>
          <table:table-cell office:value-type="percentage" office:value="0.98750479255315804" table:style-name="ce47">
            <text:p>98,8%</text:p>
          </table:table-cell>
          <table:table-cell office:value-type="float" office:value="215609" table:style-name="ce46">
            <text:p>215.609</text:p>
          </table:table-cell>
          <table:table-cell office:value-type="percentage" office:value="0.98702184541575877" table:style-name="ce47">
            <text:p>98,7%</text:p>
          </table:table-cell>
          <table:table-cell office:value-type="float" office:value="276721" table:style-name="ce46">
            <text:p>276.721</text:p>
          </table:table-cell>
          <table:table-cell office:value-type="percentage" office:value="0.89997007916013505" table:style-name="ce47">
            <text:p>90,0%</text:p>
          </table:table-cell>
          <table:table-cell office:value-type="float" office:value="275079" table:style-name="ce46">
            <text:p>275.079</text:p>
          </table:table-cell>
          <table:table-cell office:value-type="percentage" office:value="0.83204730720950981" table:style-name="ce47">
            <text:p>83,2%</text:p>
          </table:table-cell>
          <table:table-cell office:value-type="float" office:value="193423" table:style-name="ce46">
            <text:p>193.423</text:p>
          </table:table-cell>
          <table:table-cell office:value-type="percentage" office:value="0.72742486865412315" table:style-name="ce47">
            <text:p>72,7%</text:p>
          </table:table-cell>
          <table:table-cell office:value-type="float" office:value="159663" table:style-name="ce46">
            <text:p>159.663</text:p>
          </table:table-cell>
          <table:table-cell office:value-type="percentage" office:value="0.73210019762573997" table:style-name="ce47">
            <text:p>73,2%</text:p>
          </table:table-cell>
          <table:table-cell office:value-type="float" office:value="138905" table:style-name="ce46">
            <text:p>138.905</text:p>
          </table:table-cell>
          <table:table-cell office:value-type="percentage" office:value="0.79843308118547818" table:style-name="ce47">
            <text:p>79,8%</text:p>
          </table:table-cell>
          <table:table-cell office:value-type="float" office:value="1552693" table:style-name="ce46">
            <text:p>1.552.693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5841814169077124" table:style-name="ce47">
            <text:p>85,8%</text:p>
          </table:table-cell>
          <table:table-cell office:value-type="percentage" office:value="0.7591810371593094" table:style-name="ce47">
            <text:p>75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2917" table:style-name="ce46">
            <text:p>452.917</text:p>
          </table:table-cell>
          <table:table-cell office:value-type="percentage" office:value="1" table:style-name="ce47">
            <text:p>100,0%</text:p>
          </table:table-cell>
          <table:table-cell office:value-type="float" office:value="614010" table:style-name="ce46">
            <text:p>614.010</text:p>
          </table:table-cell>
          <table:table-cell office:value-type="percentage" office:value="0.96650044389036849" table:style-name="ce47">
            <text:p>96,7%</text:p>
          </table:table-cell>
          <table:table-cell office:value-type="float" office:value="786678" table:style-name="ce46">
            <text:p>786.678</text:p>
          </table:table-cell>
          <table:table-cell office:value-type="percentage" office:value="0.93922281227912663" table:style-name="ce47">
            <text:p>93,9%</text:p>
          </table:table-cell>
          <table:table-cell office:value-type="float" office:value="1012275" table:style-name="ce46">
            <text:p>1.012.275</text:p>
          </table:table-cell>
          <table:table-cell office:value-type="percentage" office:value="0.92717855245562297" table:style-name="ce47">
            <text:p>92,7%</text:p>
          </table:table-cell>
          <table:table-cell office:value-type="float" office:value="1105647" table:style-name="ce46">
            <text:p>1.105.647</text:p>
          </table:table-cell>
          <table:table-cell office:value-type="percentage" office:value="0.83967556606961813" table:style-name="ce47">
            <text:p>84,0%</text:p>
          </table:table-cell>
          <table:table-cell office:value-type="float" office:value="742327" table:style-name="ce46">
            <text:p>742.327</text:p>
          </table:table-cell>
          <table:table-cell office:value-type="percentage" office:value="0.71059740468596244" table:style-name="ce47">
            <text:p>71,1%</text:p>
          </table:table-cell>
          <table:table-cell office:value-type="float" office:value="597587" table:style-name="ce46">
            <text:p>597.587</text:p>
          </table:table-cell>
          <table:table-cell office:value-type="percentage" office:value="0.71231621043346627" table:style-name="ce47">
            <text:p>71,2%</text:p>
          </table:table-cell>
          <table:table-cell office:value-type="float" office:value="500032" table:style-name="ce46">
            <text:p>500.032</text:p>
          </table:table-cell>
          <table:table-cell office:value-type="percentage" office:value="0.76205106634601605" table:style-name="ce47">
            <text:p>76,2%</text:p>
          </table:table-cell>
          <table:table-cell office:value-type="float" office:value="5811473" table:style-name="ce46">
            <text:p>5.811.473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4612236399955743" table:style-name="ce47">
            <text:p>84,6%</text:p>
          </table:table-cell>
          <table:table-cell office:value-type="percentage" office:value="0.74692997693329677" table:style-name="ce47">
            <text:p>74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128" table:style-name="ce46">
            <text:p>293.128</text:p>
          </table:table-cell>
          <table:table-cell office:value-type="percentage" office:value="1" table:style-name="ce47">
            <text:p>100,0%</text:p>
          </table:table-cell>
          <table:table-cell office:value-type="float" office:value="431642" table:style-name="ce46">
            <text:p>431.642</text:p>
          </table:table-cell>
          <table:table-cell office:value-type="percentage" office:value="0.98579461108751154" table:style-name="ce47">
            <text:p>98,6%</text:p>
          </table:table-cell>
          <table:table-cell office:value-type="float" office:value="564243" table:style-name="ce46">
            <text:p>564.243</text:p>
          </table:table-cell>
          <table:table-cell office:value-type="percentage" office:value="0.97161321651444399" table:style-name="ce47">
            <text:p>97,2%</text:p>
          </table:table-cell>
          <table:table-cell office:value-type="float" office:value="708957" table:style-name="ce46">
            <text:p>708.957</text:p>
          </table:table-cell>
          <table:table-cell office:value-type="percentage" office:value="0.94234342725438436" table:style-name="ce47">
            <text:p>94,2%</text:p>
          </table:table-cell>
          <table:table-cell office:value-type="float" office:value="743315" table:style-name="ce46">
            <text:p>743.315</text:p>
          </table:table-cell>
          <table:table-cell office:value-type="percentage" office:value="0.87285753204601291" table:style-name="ce47">
            <text:p>87,3%</text:p>
          </table:table-cell>
          <table:table-cell office:value-type="float" office:value="494722" table:style-name="ce46">
            <text:p>494.722</text:p>
          </table:table-cell>
          <table:table-cell office:value-type="percentage" office:value="0.76256668500937941" table:style-name="ce47">
            <text:p>76,3%</text:p>
          </table:table-cell>
          <table:table-cell office:value-type="float" office:value="407197" table:style-name="ce46">
            <text:p>407.197</text:p>
          </table:table-cell>
          <table:table-cell office:value-type="percentage" office:value="0.78894882257433263" table:style-name="ce47">
            <text:p>78,9%</text:p>
          </table:table-cell>
          <table:table-cell office:value-type="float" office:value="354099" table:style-name="ce46">
            <text:p>354.099</text:p>
          </table:table-cell>
          <table:table-cell office:value-type="percentage" office:value="0.83409456553231687" table:style-name="ce47">
            <text:p>83,4%</text:p>
          </table:table-cell>
          <table:table-cell office:value-type="float" office:value="3997303" table:style-name="ce46">
            <text:p>3.997.303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89057357993021657" table:style-name="ce47">
            <text:p>89,1%</text:p>
          </table:table-cell>
          <table:table-cell office:value-type="percentage" office:value="0.79039430310678338" table:style-name="ce47">
            <text:p>79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369" table:style-name="ce46">
            <text:p>77.369</text:p>
          </table:table-cell>
          <table:table-cell office:value-type="percentage" office:value="1" table:style-name="ce47">
            <text:p>100,0%</text:p>
          </table:table-cell>
          <table:table-cell office:value-type="float" office:value="95397" table:style-name="ce46">
            <text:p>95.397</text:p>
          </table:table-cell>
          <table:table-cell office:value-type="percentage" office:value="1" table:style-name="ce47">
            <text:p>100,0%</text:p>
          </table:table-cell>
          <table:table-cell office:value-type="float" office:value="131590" table:style-name="ce46">
            <text:p>131.590</text:p>
          </table:table-cell>
          <table:table-cell office:value-type="percentage" office:value="1.0502246661931252" table:style-name="ce47">
            <text:p>105,0%</text:p>
          </table:table-cell>
          <table:table-cell office:value-type="float" office:value="160189" table:style-name="ce46">
            <text:p>160.189</text:p>
          </table:table-cell>
          <table:table-cell office:value-type="percentage" office:value="0.9466539807110439" table:style-name="ce47">
            <text:p>94,7%</text:p>
          </table:table-cell>
          <table:table-cell office:value-type="float" office:value="144255" table:style-name="ce46">
            <text:p>144.255</text:p>
          </table:table-cell>
          <table:table-cell office:value-type="percentage" office:value="0.90445408604712407" table:style-name="ce47">
            <text:p>90,4%</text:p>
          </table:table-cell>
          <table:table-cell office:value-type="float" office:value="110161" table:style-name="ce46">
            <text:p>110.161</text:p>
          </table:table-cell>
          <table:table-cell office:value-type="percentage" office:value="0.82530585335520945" table:style-name="ce47">
            <text:p>82,5%</text:p>
          </table:table-cell>
          <table:table-cell office:value-type="float" office:value="89440" table:style-name="ce46">
            <text:p>89.440</text:p>
          </table:table-cell>
          <table:table-cell office:value-type="percentage" office:value="0.78926932580303566" table:style-name="ce47">
            <text:p>78,9%</text:p>
          </table:table-cell>
          <table:table-cell office:value-type="float" office:value="73031" table:style-name="ce46">
            <text:p>73.031</text:p>
          </table:table-cell>
          <table:table-cell office:value-type="percentage" office:value="0.86172271386430677" table:style-name="ce47">
            <text:p>86,2%</text:p>
          </table:table-cell>
          <table:table-cell office:value-type="float" office:value="881432" table:style-name="ce46">
            <text:p>881.432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2447849202411903" table:style-name="ce47">
            <text:p>92,4%</text:p>
          </table:table-cell>
          <table:table-cell office:value-type="percentage" office:value="0.82842365555218245" table:style-name="ce47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0647" table:style-name="ce46">
            <text:p>240.647</text:p>
          </table:table-cell>
          <table:table-cell office:value-type="percentage" office:value="1" table:style-name="ce47">
            <text:p>100,0%</text:p>
          </table:table-cell>
          <table:table-cell office:value-type="float" office:value="290036" table:style-name="ce46">
            <text:p>290.036</text:p>
          </table:table-cell>
          <table:table-cell office:value-type="percentage" office:value="1" table:style-name="ce47">
            <text:p>100,0%</text:p>
          </table:table-cell>
          <table:table-cell office:value-type="float" office:value="344540" table:style-name="ce46">
            <text:p>344.540</text:p>
          </table:table-cell>
          <table:table-cell office:value-type="percentage" office:value="0.99311959000020178" table:style-name="ce47">
            <text:p>99,3%</text:p>
          </table:table-cell>
          <table:table-cell office:value-type="float" office:value="388507" table:style-name="ce46">
            <text:p>388.507</text:p>
          </table:table-cell>
          <table:table-cell office:value-type="percentage" office:value="0.95717548393772678" table:style-name="ce47">
            <text:p>95,7%</text:p>
          </table:table-cell>
          <table:table-cell office:value-type="float" office:value="404430" table:style-name="ce46">
            <text:p>404.430</text:p>
          </table:table-cell>
          <table:table-cell office:value-type="percentage" office:value="0.91247932746868943" table:style-name="ce47">
            <text:p>91,2%</text:p>
          </table:table-cell>
          <table:table-cell office:value-type="float" office:value="258637" table:style-name="ce46">
            <text:p>258.637</text:p>
          </table:table-cell>
          <table:table-cell office:value-type="percentage" office:value="0.79972356899025376" table:style-name="ce47">
            <text:p>80,0%</text:p>
          </table:table-cell>
          <table:table-cell office:value-type="float" office:value="192713" table:style-name="ce46">
            <text:p>192.713</text:p>
          </table:table-cell>
          <table:table-cell office:value-type="percentage" office:value="0.83432403531026367" table:style-name="ce47">
            <text:p>83,4%</text:p>
          </table:table-cell>
          <table:table-cell office:value-type="float" office:value="163405" table:style-name="ce46">
            <text:p>163.405</text:p>
          </table:table-cell>
          <table:table-cell office:value-type="percentage" office:value="0.90777025337903527" table:style-name="ce47">
            <text:p>90,8%</text:p>
          </table:table-cell>
          <table:table-cell office:value-type="float" office:value="2282915" table:style-name="ce46">
            <text:p>2.282.915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009484224262651" table:style-name="ce47">
            <text:p>93,0%</text:p>
          </table:table-cell>
          <table:table-cell office:value-type="percentage" office:value="0.84495482487909068" table:style-name="ce47">
            <text:p>84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56" table:style-name="ce46">
            <text:p>23.156</text:p>
          </table:table-cell>
          <table:table-cell office:value-type="percentage" office:value="1" table:style-name="ce47">
            <text:p>100,0%</text:p>
          </table:table-cell>
          <table:table-cell office:value-type="float" office:value="28550" table:style-name="ce46">
            <text:p>28.550</text:p>
          </table:table-cell>
          <table:table-cell office:value-type="percentage" office:value="1" table:style-name="ce47">
            <text:p>100,0%</text:p>
          </table:table-cell>
          <table:table-cell office:value-type="float" office:value="37432" table:style-name="ce46">
            <text:p>37.432</text:p>
          </table:table-cell>
          <table:table-cell office:value-type="percentage" office:value="0.99241741343655554" table:style-name="ce47">
            <text:p>99,2%</text:p>
          </table:table-cell>
          <table:table-cell office:value-type="float" office:value="44733" table:style-name="ce46">
            <text:p>44.733</text:p>
          </table:table-cell>
          <table:table-cell office:value-type="percentage" office:value="0.93850704934541795" table:style-name="ce47">
            <text:p>93,9%</text:p>
          </table:table-cell>
          <table:table-cell office:value-type="float" office:value="46676" table:style-name="ce46">
            <text:p>46.676</text:p>
          </table:table-cell>
          <table:table-cell office:value-type="percentage" office:value="0.88156080608910803" table:style-name="ce47">
            <text:p>88,2%</text:p>
          </table:table-cell>
          <table:table-cell office:value-type="float" office:value="30023" table:style-name="ce46">
            <text:p>30.023</text:p>
          </table:table-cell>
          <table:table-cell office:value-type="percentage" office:value="0.76357486202599256" table:style-name="ce47">
            <text:p>76,4%</text:p>
          </table:table-cell>
          <table:table-cell office:value-type="float" office:value="22723" table:style-name="ce46">
            <text:p>22.723</text:p>
          </table:table-cell>
          <table:table-cell office:value-type="percentage" office:value="0.74604373235274801" table:style-name="ce47">
            <text:p>74,6%</text:p>
          </table:table-cell>
          <table:table-cell office:value-type="float" office:value="20506" table:style-name="ce46">
            <text:p>20.506</text:p>
          </table:table-cell>
          <table:table-cell office:value-type="percentage" office:value="0.80314898950336833" table:style-name="ce47">
            <text:p>80,3%</text:p>
          </table:table-cell>
          <table:table-cell office:value-type="float" office:value="253799" table:style-name="ce46">
            <text:p>253.799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89375286121773423" table:style-name="ce47">
            <text:p>89,4%</text:p>
          </table:table-cell>
          <table:table-cell office:value-type="percentage" office:value="0.79333508380377227" table:style-name="ce47">
            <text:p>79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0797" table:style-name="ce46">
            <text:p>370.797</text:p>
          </table:table-cell>
          <table:table-cell office:value-type="percentage" office:value="1" table:style-name="ce47">
            <text:p>100,0%</text:p>
          </table:table-cell>
          <table:table-cell office:value-type="float" office:value="508573" table:style-name="ce46">
            <text:p>508.573</text:p>
          </table:table-cell>
          <table:table-cell office:value-type="percentage" office:value="0.96671995377137743" table:style-name="ce47">
            <text:p>96,7%</text:p>
          </table:table-cell>
          <table:table-cell office:value-type="float" office:value="675612" table:style-name="ce46">
            <text:p>675.612</text:p>
          </table:table-cell>
          <table:table-cell office:value-type="percentage" office:value="0.96059989506954846" table:style-name="ce47">
            <text:p>96,1%</text:p>
          </table:table-cell>
          <table:table-cell office:value-type="float" office:value="930837" table:style-name="ce46">
            <text:p>930.837</text:p>
          </table:table-cell>
          <table:table-cell office:value-type="percentage" office:value="0.95688041423421255" table:style-name="ce47">
            <text:p>95,7%</text:p>
          </table:table-cell>
          <table:table-cell office:value-type="float" office:value="1006740" table:style-name="ce46">
            <text:p>1.006.740</text:p>
          </table:table-cell>
          <table:table-cell office:value-type="percentage" office:value="0.86343485386857821" table:style-name="ce47">
            <text:p>86,3%</text:p>
          </table:table-cell>
          <table:table-cell office:value-type="float" office:value="712190" table:style-name="ce46">
            <text:p>712.190</text:p>
          </table:table-cell>
          <table:table-cell office:value-type="percentage" office:value="0.74995787877511477" table:style-name="ce47">
            <text:p>75,0%</text:p>
          </table:table-cell>
          <table:table-cell office:value-type="float" office:value="561909" table:style-name="ce46">
            <text:p>561.909</text:p>
          </table:table-cell>
          <table:table-cell office:value-type="percentage" office:value="0.75680527963904509" table:style-name="ce47">
            <text:p>75,7%</text:p>
          </table:table-cell>
          <table:table-cell office:value-type="float" office:value="430440" table:style-name="ce46">
            <text:p>430.440</text:p>
          </table:table-cell>
          <table:table-cell office:value-type="percentage" office:value="0.77761037102875663" table:style-name="ce47">
            <text:p>77,8%</text:p>
          </table:table-cell>
          <table:table-cell office:value-type="float" office:value="5197098" table:style-name="ce46">
            <text:p>5.197.098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6937985462208789" table:style-name="ce47">
            <text:p>86,9%</text:p>
          </table:table-cell>
          <table:table-cell office:value-type="percentage" office:value="0.76654629103017635" table:style-name="ce47">
            <text:p>76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2888" table:style-name="ce46">
            <text:p>72.888</text:p>
          </table:table-cell>
          <table:table-cell office:value-type="percentage" office:value="1" table:style-name="ce47">
            <text:p>100,0%</text:p>
          </table:table-cell>
          <table:table-cell office:value-type="float" office:value="101219" table:style-name="ce46">
            <text:p>101.219</text:p>
          </table:table-cell>
          <table:table-cell office:value-type="percentage" office:value="0.98367331072216446" table:style-name="ce47">
            <text:p>98,4%</text:p>
          </table:table-cell>
          <table:table-cell office:value-type="float" office:value="145275" table:style-name="ce46">
            <text:p>145.275</text:p>
          </table:table-cell>
          <table:table-cell office:value-type="percentage" office:value="0.98887746836476997" table:style-name="ce47">
            <text:p>98,9%</text:p>
          </table:table-cell>
          <table:table-cell office:value-type="float" office:value="204367" table:style-name="ce46">
            <text:p>204.367</text:p>
          </table:table-cell>
          <table:table-cell office:value-type="percentage" office:value="0.95831770266721683" table:style-name="ce47">
            <text:p>95,8%</text:p>
          </table:table-cell>
          <table:table-cell office:value-type="float" office:value="225636" table:style-name="ce46">
            <text:p>225.636</text:p>
          </table:table-cell>
          <table:table-cell office:value-type="percentage" office:value="0.88778196154345546" table:style-name="ce47">
            <text:p>88,8%</text:p>
          </table:table-cell>
          <table:table-cell office:value-type="float" office:value="159208" table:style-name="ce46">
            <text:p>159.208</text:p>
          </table:table-cell>
          <table:table-cell office:value-type="percentage" office:value="0.76174983134213381" table:style-name="ce47">
            <text:p>76,2%</text:p>
          </table:table-cell>
          <table:table-cell office:value-type="float" office:value="131283" table:style-name="ce46">
            <text:p>131.283</text:p>
          </table:table-cell>
          <table:table-cell office:value-type="percentage" office:value="0.76217430681343179" table:style-name="ce47">
            <text:p>76,2%</text:p>
          </table:table-cell>
          <table:table-cell office:value-type="float" office:value="112822" table:style-name="ce46">
            <text:p>112.822</text:p>
          </table:table-cell>
          <table:table-cell office:value-type="percentage" office:value="0.79511466305833933" table:style-name="ce47">
            <text:p>79,5%</text:p>
          </table:table-cell>
          <table:table-cell office:value-type="float" office:value="1152698" table:style-name="ce46">
            <text:p>1.152.698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87983012463582055" table:style-name="ce47">
            <text:p>88,0%</text:p>
          </table:table-cell>
          <table:table-cell office:value-type="percentage" office:value="0.76274424301456212" table:style-name="ce47">
            <text:p>76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37" table:style-name="ce46">
            <text:p>42.137</text:p>
          </table:table-cell>
          <table:table-cell office:value-type="percentage" office:value="1" table:style-name="ce47">
            <text:p>100,0%</text:p>
          </table:table-cell>
          <table:table-cell office:value-type="float" office:value="55747" table:style-name="ce46">
            <text:p>55.747</text:p>
          </table:table-cell>
          <table:table-cell office:value-type="percentage" office:value="0.9991934327502151" table:style-name="ce47">
            <text:p>99,9%</text:p>
          </table:table-cell>
          <table:table-cell office:value-type="float" office:value="71664" table:style-name="ce46">
            <text:p>71.664</text:p>
          </table:table-cell>
          <table:table-cell office:value-type="percentage" office:value="0.97047830561724713" table:style-name="ce47">
            <text:p>97,0%</text:p>
          </table:table-cell>
          <table:table-cell office:value-type="float" office:value="91244" table:style-name="ce46">
            <text:p>91.244</text:p>
          </table:table-cell>
          <table:table-cell office:value-type="percentage" office:value="0.94363662688481187" table:style-name="ce47">
            <text:p>94,4%</text:p>
          </table:table-cell>
          <table:table-cell office:value-type="float" office:value="94327" table:style-name="ce46">
            <text:p>94.327</text:p>
          </table:table-cell>
          <table:table-cell office:value-type="percentage" office:value="0.87338197440788135" table:style-name="ce47">
            <text:p>87,3%</text:p>
          </table:table-cell>
          <table:table-cell office:value-type="float" office:value="62524" table:style-name="ce46">
            <text:p>62.524</text:p>
          </table:table-cell>
          <table:table-cell office:value-type="percentage" office:value="0.76866524876753417" table:style-name="ce47">
            <text:p>76,9%</text:p>
          </table:table-cell>
          <table:table-cell office:value-type="float" office:value="54858" table:style-name="ce46">
            <text:p>54.858</text:p>
          </table:table-cell>
          <table:table-cell office:value-type="percentage" office:value="0.80523140605046462" table:style-name="ce47">
            <text:p>80,5%</text:p>
          </table:table-cell>
          <table:table-cell office:value-type="float" office:value="47221" table:style-name="ce46">
            <text:p>47.221</text:p>
          </table:table-cell>
          <table:table-cell office:value-type="percentage" office:value="0.8374299496346741" table:style-name="ce47">
            <text:p>83,7%</text:p>
          </table:table-cell>
          <table:table-cell office:value-type="float" office:value="519722" table:style-name="ce46">
            <text:p>519.722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89398542024308769" table:style-name="ce47">
            <text:p>89,4%</text:p>
          </table:table-cell>
          <table:table-cell office:value-type="percentage" office:value="0.78603199954022784" table:style-name="ce47">
            <text:p>78,6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1864" table:style-name="ce46">
            <text:p>161.864</text:p>
          </table:table-cell>
          <table:table-cell office:value-type="percentage" office:value="1.0247799936688826" table:style-name="ce47">
            <text:p>102,5%</text:p>
          </table:table-cell>
          <table:table-cell office:value-type="float" office:value="212165" table:style-name="ce46">
            <text:p>212.165</text:p>
          </table:table-cell>
          <table:table-cell office:value-type="percentage" office:value="0.99570116528456309" table:style-name="ce47">
            <text:p>99,6%</text:p>
          </table:table-cell>
          <table:table-cell office:value-type="float" office:value="273100" table:style-name="ce46">
            <text:p>273.100</text:p>
          </table:table-cell>
          <table:table-cell office:value-type="percentage" office:value="0.97494279217047042" table:style-name="ce47">
            <text:p>97,5%</text:p>
          </table:table-cell>
          <table:table-cell office:value-type="float" office:value="320293" table:style-name="ce46">
            <text:p>320.293</text:p>
          </table:table-cell>
          <table:table-cell office:value-type="percentage" office:value="0.94210196572121052" table:style-name="ce47">
            <text:p>94,2%</text:p>
          </table:table-cell>
          <table:table-cell office:value-type="float" office:value="315358" table:style-name="ce46">
            <text:p>315.358</text:p>
          </table:table-cell>
          <table:table-cell office:value-type="percentage" office:value="0.87083474855923104" table:style-name="ce47">
            <text:p>87,1%</text:p>
          </table:table-cell>
          <table:table-cell office:value-type="float" office:value="195897" table:style-name="ce46">
            <text:p>195.897</text:p>
          </table:table-cell>
          <table:table-cell office:value-type="percentage" office:value="0.7518797281063011" table:style-name="ce47">
            <text:p>75,2%</text:p>
          </table:table-cell>
          <table:table-cell office:value-type="float" office:value="156219" table:style-name="ce46">
            <text:p>156.219</text:p>
          </table:table-cell>
          <table:table-cell office:value-type="percentage" office:value="0.77514960254845333" table:style-name="ce47">
            <text:p>77,5%</text:p>
          </table:table-cell>
          <table:table-cell office:value-type="float" office:value="140721" table:style-name="ce46">
            <text:p>140.721</text:p>
          </table:table-cell>
          <table:table-cell office:value-type="percentage" office:value="0.83461442653286355" table:style-name="ce47">
            <text:p>83,5%</text:p>
          </table:table-cell>
          <table:table-cell office:value-type="float" office:value="1775617" table:style-name="ce46">
            <text:p>1.775.617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89499395899983014" table:style-name="ce47">
            <text:p>89,5%</text:p>
          </table:table-cell>
          <table:table-cell office:value-type="percentage" office:value="0.79964593623789915" table:style-name="ce47">
            <text:p>80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77" table:style-name="ce46">
            <text:p>2.377</text:p>
          </table:table-cell>
          <table:table-cell office:value-type="percentage" office:value="0.91247600767754322" table:style-name="ce47">
            <text:p>91,2%</text:p>
          </table:table-cell>
          <table:table-cell office:value-type="float" office:value="3856" table:style-name="ce46">
            <text:p>3.856</text:p>
          </table:table-cell>
          <table:table-cell office:value-type="percentage" office:value="0.89300602130616025" table:style-name="ce47">
            <text:p>89,3%</text:p>
          </table:table-cell>
          <table:table-cell office:value-type="float" office:value="7516" table:style-name="ce46">
            <text:p>7.516</text:p>
          </table:table-cell>
          <table:table-cell office:value-type="percentage" office:value="0.95659921089474353" table:style-name="ce47">
            <text:p>95,7%</text:p>
          </table:table-cell>
          <table:table-cell office:value-type="float" office:value="10417" table:style-name="ce46">
            <text:p>10.417</text:p>
          </table:table-cell>
          <table:table-cell office:value-type="percentage" office:value="0.90143648321218417" table:style-name="ce47">
            <text:p>90,1%</text:p>
          </table:table-cell>
          <table:table-cell office:value-type="float" office:value="10824" table:style-name="ce46">
            <text:p>10.824</text:p>
          </table:table-cell>
          <table:table-cell office:value-type="percentage" office:value="0.85619364024679634" table:style-name="ce47">
            <text:p>85,6%</text:p>
          </table:table-cell>
          <table:table-cell office:value-type="float" office:value="8706" table:style-name="ce46">
            <text:p>8.706</text:p>
          </table:table-cell>
          <table:table-cell office:value-type="percentage" office:value="0.73196569699007907" table:style-name="ce47">
            <text:p>73,2%</text:p>
          </table:table-cell>
          <table:table-cell office:value-type="float" office:value="8305" table:style-name="ce46">
            <text:p>8.305</text:p>
          </table:table-cell>
          <table:table-cell office:value-type="percentage" office:value="0.75727181544633904" table:style-name="ce47">
            <text:p>75,7%</text:p>
          </table:table-cell>
          <table:table-cell office:value-type="float" office:value="7235" table:style-name="ce46">
            <text:p>7.235</text:p>
          </table:table-cell>
          <table:table-cell office:value-type="percentage" office:value="0.7927898312513697" table:style-name="ce47">
            <text:p>79,3%</text:p>
          </table:table-cell>
          <table:table-cell office:value-type="float" office:value="59236" table:style-name="ce46">
            <text:p>59.236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3472134150637634" table:style-name="ce47">
            <text:p>83,5%</text:p>
          </table:table-cell>
          <table:table-cell office:value-type="percentage" office:value="0.70349872924633616" table:style-name="ce47">
            <text:p>70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1965" table:style-name="ce46">
            <text:p>1.965</text:p>
          </table:table-cell>
          <table:table-cell office:value-type="percentage" office:value="0.83652618135376755" table:style-name="ce47">
            <text:p>83,7%</text:p>
          </table:table-cell>
          <table:table-cell office:value-type="float" office:value="3239" table:style-name="ce46">
            <text:p>3.239</text:p>
          </table:table-cell>
          <table:table-cell office:value-type="percentage" office:value="0.86419423692636077" table:style-name="ce47">
            <text:p>86,4%</text:p>
          </table:table-cell>
          <table:table-cell office:value-type="float" office:value="6996" table:style-name="ce46">
            <text:p>6.996</text:p>
          </table:table-cell>
          <table:table-cell office:value-type="percentage" office:value="0.8938290532771177" table:style-name="ce47">
            <text:p>89,4%</text:p>
          </table:table-cell>
          <table:table-cell office:value-type="float" office:value="9473" table:style-name="ce46">
            <text:p>9.473</text:p>
          </table:table-cell>
          <table:table-cell office:value-type="percentage" office:value="0.83839277812195767" table:style-name="ce47">
            <text:p>83,8%</text:p>
          </table:table-cell>
          <table:table-cell office:value-type="float" office:value="9806" table:style-name="ce46">
            <text:p>9.806</text:p>
          </table:table-cell>
          <table:table-cell office:value-type="percentage" office:value="0.81703049491751378" table:style-name="ce47">
            <text:p>81,7%</text:p>
          </table:table-cell>
          <table:table-cell office:value-type="float" office:value="8188" table:style-name="ce46">
            <text:p>8.188</text:p>
          </table:table-cell>
          <table:table-cell office:value-type="percentage" office:value="0.67485370477210915" table:style-name="ce47">
            <text:p>67,5%</text:p>
          </table:table-cell>
          <table:table-cell office:value-type="float" office:value="7849" table:style-name="ce46">
            <text:p>7.849</text:p>
          </table:table-cell>
          <table:table-cell office:value-type="percentage" office:value="0.65435598165902464" table:style-name="ce47">
            <text:p>65,4%</text:p>
          </table:table-cell>
          <table:table-cell office:value-type="float" office:value="7015" table:style-name="ce46">
            <text:p>7.015</text:p>
          </table:table-cell>
          <table:table-cell office:value-type="percentage" office:value="0.73271359933152291" table:style-name="ce47">
            <text:p>73,3%</text:p>
          </table:table-cell>
          <table:table-cell office:value-type="float" office:value="54531" table:style-name="ce46">
            <text:p>54.531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76883274352503284" table:style-name="ce47">
            <text:p>76,9%</text:p>
          </table:table-cell>
          <table:table-cell office:value-type="percentage" office:value="0.62624603794386513" table:style-name="ce47">
            <text:p>62,6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style-name="ce46">
            <text:p>23</text:p>
          </table:table-cell>
          <table:table-cell office:value-type="string" table:style-name="ce47">
            <text:p>-</text:p>
          </table:table-cell>
          <table:table-cell office:value-type="float" office:value="17" table:style-name="ce46">
            <text:p>17</text:p>
          </table:table-cell>
          <table:table-cell office:value-type="string" table:style-name="ce47">
            <text:p>-</text:p>
          </table:table-cell>
          <table:table-cell office:value-type="float" office:value="3401" table:style-name="ce46">
            <text:p>3.401</text:p>
          </table:table-cell>
          <table:table-cell office:value-type="string" table:style-name="ce47">
            <text:p>-</text:p>
          </table:table-cell>
          <table:table-cell office:value-type="float" office:value="8927" table:style-name="ce46">
            <text:p>8.927</text:p>
          </table:table-cell>
          <table:table-cell office:value-type="string" table:style-name="ce47">
            <text:p>-</text:p>
          </table:table-cell>
          <table:table-cell office:value-type="float" office:value="20692" table:style-name="ce46">
            <text:p>20.692</text:p>
          </table:table-cell>
          <table:table-cell office:value-type="string" table:style-name="ce47">
            <text:p>-</text:p>
          </table:table-cell>
          <table:table-cell office:value-type="float" office:value="29932" table:style-name="ce46">
            <text:p>29.932</text:p>
          </table:table-cell>
          <table:table-cell office:value-type="string" table:style-name="ce47">
            <text:p>-</text:p>
          </table:table-cell>
          <table:table-cell office:value-type="float" office:value="22594" table:style-name="ce46">
            <text:p>22.594</text:p>
          </table:table-cell>
          <table:table-cell office:value-type="string" table:style-name="ce47">
            <text:p>-</text:p>
          </table:table-cell>
          <table:table-cell office:value-type="float" office:value="1149" table:style-name="ce46">
            <text:p>1.149</text:p>
          </table:table-cell>
          <table:table-cell office:value-type="string" table:style-name="ce47">
            <text:p>-</text:p>
          </table:table-cell>
          <table:table-cell office:value-type="float" office:value="86735" table:style-name="ce46">
            <text:p>86.735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26" table:style-name="ce49">
            <text:p>26</text:p>
          </table:table-cell>
          <table:table-cell office:value-type="string" table:style-name="ce50">
            <text:p>-</text:p>
          </table:table-cell>
          <table:table-cell office:value-type="float" office:value="32" table:style-name="ce49">
            <text:p>32</text:p>
          </table:table-cell>
          <table:table-cell office:value-type="string" table:style-name="ce50">
            <text:p>-</text:p>
          </table:table-cell>
          <table:table-cell office:value-type="float" office:value="209" table:style-name="ce49">
            <text:p>209</text:p>
          </table:table-cell>
          <table:table-cell office:value-type="string" table:style-name="ce50">
            <text:p>-</text:p>
          </table:table-cell>
          <table:table-cell office:value-type="float" office:value="647" table:style-name="ce49">
            <text:p>647</text:p>
          </table:table-cell>
          <table:table-cell office:value-type="string" table:style-name="ce50">
            <text:p>-</text:p>
          </table:table-cell>
          <table:table-cell office:value-type="float" office:value="1231" table:style-name="ce49">
            <text:p>1.231</text:p>
          </table:table-cell>
          <table:table-cell office:value-type="string" table:style-name="ce50">
            <text:p>-</text:p>
          </table:table-cell>
          <table:table-cell office:value-type="float" office:value="1413" table:style-name="ce49">
            <text:p>1.413</text:p>
          </table:table-cell>
          <table:table-cell office:value-type="string" table:style-name="ce50">
            <text:p>-</text:p>
          </table:table-cell>
          <table:table-cell office:value-type="float" office:value="1186" table:style-name="ce49">
            <text:p>1.186</text:p>
          </table:table-cell>
          <table:table-cell office:value-type="string" table:style-name="ce50">
            <text:p>-</text:p>
          </table:table-cell>
          <table:table-cell office:value-type="float" office:value="155" table:style-name="ce49">
            <text:p>155</text:p>
          </table:table-cell>
          <table:table-cell office:value-type="string" table:style-name="ce50">
            <text:p>-</text:p>
          </table:table-cell>
          <table:table-cell office:value-type="float" office:value="4899" table:style-name="ce49">
            <text:p>4.899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02485" table:style-name="ce53">
            <text:p>2.902.485</text:p>
          </table:table-cell>
          <table:table-cell office:value-type="percentage" office:value="1" table:style-name="ce54">
            <text:p>100,0%</text:p>
          </table:table-cell>
          <table:table-cell office:value-type="float" office:value="3916401" table:style-name="ce53">
            <text:p>3.916.401</text:p>
          </table:table-cell>
          <table:table-cell office:value-type="percentage" office:value="0.98897891311841157" table:style-name="ce54">
            <text:p>98,9%</text:p>
          </table:table-cell>
          <table:table-cell office:value-type="float" office:value="5204686" table:style-name="ce53">
            <text:p>5.204.686</text:p>
          </table:table-cell>
          <table:table-cell office:value-type="percentage" office:value="0.97521072755296712" table:style-name="ce54">
            <text:p>97,5%</text:p>
          </table:table-cell>
          <table:table-cell office:value-type="float" office:value="6601205" table:style-name="ce53">
            <text:p>6.601.205</text:p>
          </table:table-cell>
          <table:table-cell office:value-type="percentage" office:value="0.93856360010498618" table:style-name="ce54">
            <text:p>93,9%</text:p>
          </table:table-cell>
          <table:table-cell office:value-type="float" office:value="6845185" table:style-name="ce53">
            <text:p>6.845.185</text:p>
          </table:table-cell>
          <table:table-cell office:value-type="percentage" office:value="0.86738635613427062" table:style-name="ce54">
            <text:p>86,7%</text:p>
          </table:table-cell>
          <table:table-cell office:value-type="float" office:value="4711988" table:style-name="ce53">
            <text:p>4.711.988</text:p>
          </table:table-cell>
          <table:table-cell office:value-type="percentage" office:value="0.75628944066700021" table:style-name="ce54">
            <text:p>75,6%</text:p>
          </table:table-cell>
          <table:table-cell office:value-type="float" office:value="3770416" table:style-name="ce53">
            <text:p>3.770.416</text:p>
          </table:table-cell>
          <table:table-cell office:value-type="percentage" office:value="0.76252588661661924" table:style-name="ce54">
            <text:p>76,3%</text:p>
          </table:table-cell>
          <table:table-cell office:value-type="float" office:value="3150141" table:style-name="ce53">
            <text:p>3.150.141</text:p>
          </table:table-cell>
          <table:table-cell office:value-type="percentage" office:value="0.81007852009650561" table:style-name="ce54">
            <text:p>81,0%</text:p>
          </table:table-cell>
          <table:table-cell office:value-type="float" office:value="37102507" table:style-name="ce53">
            <text:p>37.102.507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8087985261667856" table:style-name="ce54">
            <text:p>88,1%</text:p>
          </table:table-cell>
          <table:table-cell office:value-type="percentage" office:value="0.78191539256613085" table:style-name="ce54">
            <text:p>78,2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1-10-20T15:15:49Z</dc:date>
  </office:meta>
</office:document-meta>
</file>